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racked-changes>
        <table:cell-content-change table:id="ct1">
          <table:cell-address table:column="2" table:row="24" table:table="0"/>
          <office:change-info>
            <dc:creator> </dc:creator>
            <dc:date>2021-10-03T13:37:07.252000000</dc:date>
          </office:change-info>
          <table:previous>
            <table:change-track-table-cell table:cell-address="Sheet1.C25" table:formula="of:=LINEST([.B15:.B19];[.C15:.C19])" office:value-type="float" office:value="-0.627320033360659"/>
          </table:previous>
        </table:cell-content-change>
        <table:cell-content-change table:id="ct2">
          <table:cell-address table:column="2" table:row="24" table:table="0"/>
          <office:change-info>
            <dc:creator> </dc:creator>
            <dc:date>2021-10-03T13:38:09.694000000</dc:date>
          </office:change-info>
          <table:previous table:id="ct1">
            <table:change-track-table-cell table:cell-address="Sheet1.C25" table:formula="of:=AVERAGE([.E5:.E9])-[.B25]*AVERAGE([.C5:.C9])" office:value-type="float" office:value="4.7980489576563"/>
          </table:previous>
        </table:cell-content-change>
        <table:movement table:id="ct3">
          <table:source-range-address table:start-column="3" table:start-row="13" table:start-table="0" table:end-column="3" table:end-row="18" table:end-table="0"/>
          <table:target-range-address table:start-column="2" table:start-row="13" table:start-table="0" table:end-column="2" table:end-row="18" table:end-table="0"/>
          <office:change-info>
            <dc:creator> </dc:creator>
            <dc:date>2021-10-03T13:38:16.154000000</dc:date>
          </office:change-info>
        </table:movement>
        <table:cell-content-change table:id="ct4">
          <table:cell-address table:column="7" table:row="24" table:table="0"/>
          <office:change-info>
            <dc:creator> </dc:creator>
            <dc:date>2021-10-03T13:38:19.030000000</dc:date>
          </office:change-info>
          <table:previous>
            <table:change-track-table-cell table:cell-address="Sheet1.H25" table:formula="of:=LINEST([.G15:.G19];[.H15:.H19])" office:value-type="float" office:value="-0.357018268861676"/>
          </table:previous>
        </table:cell-content-change>
        <table:cell-content-change table:id="ct5">
          <table:cell-address table:column="11" table:row="24" table:table="0"/>
          <office:change-info>
            <dc:creator> </dc:creator>
            <dc:date>2021-10-03T13:38:20.297000000</dc:date>
          </office:change-info>
          <table:previous>
            <table:change-track-table-cell table:cell-address="Sheet1.L25" table:formula="of:=LINEST([.K15:.K19];[.L15:.L19])" office:value-type="float" office:value="0.190868290691332"/>
          </table:previous>
        </table:cell-content-change>
        <table:cell-content-change table:id="ct6">
          <table:cell-address table:column="15" table:row="24" table:table="0"/>
          <office:change-info>
            <dc:creator> </dc:creator>
            <dc:date>2021-10-03T13:38:21.331000000</dc:date>
          </office:change-info>
          <table:previous>
            <table:change-track-table-cell table:cell-address="Sheet1.P25" table:formula="of:=LINEST([.O15:.O19];[.P15:.P19])" office:value-type="float" office:value="0.627320033360659"/>
          </table:previous>
        </table:cell-content-change>
        <table:cell-content-change table:id="ct7">
          <table:cell-address table:column="1" table:row="35" table:table="0"/>
          <office:change-info>
            <dc:creator> </dc:creator>
            <dc:date>2021-10-03T13:43:08.583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6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7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38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39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40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40" table:table="0"/>
          <office:change-info>
            <dc:creator> </dc:creator>
            <dc:date>2021-10-03T13:43:22.139000000</dc:date>
          </office:change-info>
          <table:previous table:id="ct12">
            <table:change-track-table-cell table:cell-address="Sheet1.B41" table:formula="of:=([.B20]-[.B30]*[.C20]-[.C30])^2" office:value-type="float" office:value="0"/>
          </table:previous>
        </table:cell-content-change>
        <table:cell-content-change table:id="ct14">
          <table:cell-address table:column="1" table:row="36" table:table="0"/>
          <office:change-info>
            <dc:creator> </dc:creator>
            <dc:date>2021-10-03T13:43:39.556000000</dc:date>
          </office:change-info>
          <table:previous table:id="ct8">
            <table:change-track-table-cell table:cell-address="Sheet1.B37" table:formula="of:=([.B16]-[.B26]*[.C16]-[.C26])^2" office:value-type="float" office:value="0.0220386177812185"/>
          </table:previous>
        </table:cell-content-change>
        <table:cell-content-change table:id="ct15">
          <table:cell-address table:column="1" table:row="38" table:table="0"/>
          <office:change-info>
            <dc:creator> </dc:creator>
            <dc:date>2021-10-03T13:43:43.231000000</dc:date>
          </office:change-info>
          <table:previous table:id="ct10">
            <table:change-track-table-cell table:cell-address="Sheet1.B39" table:formula="of:=([.B18]-[.B28]*[.C18]-[.C28])^2" office:value-type="float" office:value="0.00637956904735171"/>
          </table:previous>
        </table:cell-content-change>
        <table:cell-content-change table:id="ct16">
          <table:cell-address table:column="1" table:row="36" table:table="0"/>
          <office:change-info>
            <dc:creator> </dc:creator>
            <dc:date>2021-10-03T13:44:08.866000000</dc:date>
          </office:change-info>
          <table:previous table:id="ct14">
            <table:change-track-table-cell table:cell-address="Sheet1.B37" table:formula="of:=([.B16]-[.B26]*[.C15]-[.C25])^2" office:value-type="float" office:value="0.00573210959184339"/>
          </table:previous>
        </table:cell-content-change>
        <table:cell-content-change table:id="ct17">
          <table:cell-address table:column="1" table:row="35" table:table="0"/>
          <office:change-info>
            <dc:creator> </dc:creator>
            <dc:date>2021-10-03T13:44:19.904000000</dc:date>
          </office:change-info>
          <table:previous table:id="ct7">
            <table:change-track-table-cell table:cell-address="Sheet1.B36" table:formula="of:=([.B15]-[.B25]*[.C15]-[.C25])^2" office:value-type="float" office:value="0.0000923803720952277"/>
          </table:previous>
        </table:cell-content-change>
        <table:cell-content-change table:id="ct18">
          <table:cell-address table:column="1" table:row="37" table:table="0"/>
          <office:change-info>
            <dc:creator> </dc:creator>
            <dc:date>2021-10-03T13:44:22.005000000</dc:date>
          </office:change-info>
          <table:previous table:id="ct9">
            <table:change-track-table-cell table:cell-address="Sheet1.B38" table:formula="of:=([.B17]-[.B27]*[.C17]-[.C27])^2" office:value-type="float" office:value="0.0101824594916305"/>
          </table:previous>
        </table:cell-content-change>
        <table:cell-content-change table:id="ct19">
          <table:cell-address table:column="1" table:row="38" table:table="0"/>
          <office:change-info>
            <dc:creator> </dc:creator>
            <dc:date>2021-10-03T13:44:22.005000000</dc:date>
          </office:change-info>
          <table:previous table:id="ct15">
            <table:change-track-table-cell table:cell-address="Sheet1.B39" table:formula="of:=([.B18]-[.B28]*[.C17]-[.C27])^2" office:value-type="float" office:value="0.00637956904735171"/>
          </table:previous>
        </table:cell-content-change>
        <table:cell-content-change table:id="ct20">
          <table:cell-address table:column="1" table:row="39" table:table="0"/>
          <office:change-info>
            <dc:creator> </dc:creator>
            <dc:date>2021-10-03T13:44:22.005000000</dc:date>
          </office:change-info>
          <table:previous table:id="ct11">
            <table:change-track-table-cell table:cell-address="Sheet1.B40" table:formula="of:=([.B19]-[.B29]*[.C19]-[.C29])^2" office:value-type="float" office:value="0.0176364043604246"/>
          </table:previous>
        </table:cell-content-change>
        <table:cell-content-change table:id="ct21">
          <table:cell-address table:column="1" table:row="37" table:table="0"/>
          <office:change-info>
            <dc:creator> </dc:creator>
            <dc:date>2021-10-03T13:44:31.529000000</dc:date>
          </office:change-info>
          <table:previous table:id="ct18">
            <table:change-track-table-cell table:cell-address="Sheet1.B38" table:formula="of:=([.B17]-([.B27]*[.C17])-[.C27])^2" office:value-type="float" office:value="0.0101824594916305"/>
          </table:previous>
        </table:cell-content-change>
        <table:cell-content-change table:id="ct22">
          <table:cell-address table:column="1" table:row="38" table:table="0"/>
          <office:change-info>
            <dc:creator> </dc:creator>
            <dc:date>2021-10-03T13:44:33.943000000</dc:date>
          </office:change-info>
          <table:previous table:id="ct19">
            <table:change-track-table-cell table:cell-address="Sheet1.B39" table:formula="of:=([.B18]-([.B27]*[.C18])-[.C27])^2" office:value-type="float" office:value="0.00637956904735171"/>
          </table:previous>
        </table:cell-content-change>
        <table:cell-content-change table:id="ct23">
          <table:cell-address table:column="1" table:row="39" table:table="0"/>
          <office:change-info>
            <dc:creator> </dc:creator>
            <dc:date>2021-10-03T13:44:33.943000000</dc:date>
          </office:change-info>
          <table:previous table:id="ct20">
            <table:change-track-table-cell table:cell-address="Sheet1.B40" table:formula="of:=([.B19]-([.B29]*[.C19])-[.C29])^2" office:value-type="float" office:value="0.0176364043604246"/>
          </table:previous>
        </table:cell-content-change>
        <table:cell-content-change table:id="ct24">
          <table:cell-address table:column="1" table:row="37" table:table="0"/>
          <office:change-info>
            <dc:creator> </dc:creator>
            <dc:date>2021-10-03T13:45:01.813000000</dc:date>
          </office:change-info>
          <table:previous table:id="ct21">
            <table:change-track-table-cell table:cell-address="Sheet1.B38" table:formula="of:=([.B15]-([.B27]*[.C15])-[.C27])^2" office:value-type="float" office:value="0.00653522584760245"/>
          </table:previous>
        </table:cell-content-change>
        <table:cell-content-change table:id="ct25">
          <table:cell-address table:column="1" table:row="38" table:table="0"/>
          <office:change-info>
            <dc:creator> </dc:creator>
            <dc:date>2021-10-03T13:45:09.727000000</dc:date>
          </office:change-info>
          <table:previous table:id="ct22">
            <table:change-track-table-cell table:cell-address="Sheet1.B39" table:formula="of:=([.B16]-([.B28]*[.C16])-[.C28])^2" office:value-type="float" office:value="0.00901868581514039"/>
          </table:previous>
        </table:cell-content-change>
        <table:cell-content-change table:id="ct26">
          <table:cell-address table:column="1" table:row="39" table:table="0"/>
          <office:change-info>
            <dc:creator> </dc:creator>
            <dc:date>2021-10-03T13:45:09.727000000</dc:date>
          </office:change-info>
          <table:previous table:id="ct23">
            <table:change-track-table-cell table:cell-address="Sheet1.B40" table:formula="of:=([.B17]-([.B29]*[.C17])-[.C29])^2" office:value-type="float" office:value="0.0101824594916305"/>
          </table:previous>
        </table:cell-content-change>
        <table:cell-content-change table:id="ct27">
          <table:cell-address table:column="1" table:row="35" table:table="0"/>
          <office:change-info>
            <dc:creator> </dc:creator>
            <dc:date>2021-10-03T13:45:45.637000000</dc:date>
          </office:change-info>
          <table:previous table:id="ct17">
            <table:change-track-table-cell table:cell-address="Sheet1.B36" table:formula="of:=([.B15]-([.B25]*[.C15])-[.C25])^2" office:value-type="float" office:value="0.0000923803720952277"/>
          </table:previous>
        </table:cell-content-change>
        <table:cell-content-change table:id="ct28">
          <table:cell-address table:column="1" table:row="36" table:table="0"/>
          <office:change-info>
            <dc:creator> </dc:creator>
            <dc:date>2021-10-03T13:45:48.632000000</dc:date>
          </office:change-info>
          <table:previous table:id="ct16">
            <table:change-track-table-cell table:cell-address="Sheet1.B37" table:formula="of:=([.B16]-([.B25]*[.C16])-[.C25])^2" office:value-type="float" office:value="0.000117859771526134"/>
          </table:previous>
        </table:cell-content-change>
        <table:cell-content-change table:id="ct29">
          <table:cell-address table:column="1" table:row="37" table:table="0"/>
          <office:change-info>
            <dc:creator> </dc:creator>
            <dc:date>2021-10-03T13:45:48.632000000</dc:date>
          </office:change-info>
          <table:previous table:id="ct24">
            <table:change-track-table-cell table:cell-address="Sheet1.B38" table:formula="of:=([.B17]-([.B25]*[.C17])-[.C25])^2" office:value-type="float" office:value="0.00000025588562760323"/>
          </table:previous>
        </table:cell-content-change>
        <table:cell-content-change table:id="ct30">
          <table:cell-address table:column="1" table:row="38" table:table="0"/>
          <office:change-info>
            <dc:creator> </dc:creator>
            <dc:date>2021-10-03T13:45:48.632000000</dc:date>
          </office:change-info>
          <table:previous table:id="ct25">
            <table:change-track-table-cell table:cell-address="Sheet1.B39" table:formula="of:=([.B18]-([.B28]*[.C18])-[.C28])^2" office:value-type="float" office:value="0.00637956904735171"/>
          </table:previous>
        </table:cell-content-change>
        <table:cell-content-change table:id="ct31">
          <table:cell-address table:column="1" table:row="39" table:table="0"/>
          <office:change-info>
            <dc:creator> </dc:creator>
            <dc:date>2021-10-03T13:45:48.632000000</dc:date>
          </office:change-info>
          <table:previous table:id="ct26">
            <table:change-track-table-cell table:cell-address="Sheet1.B40" table:formula="of:=([.B19]-([.B28]*[.C19])-[.C28])^2" office:value-type="float" office:value="0.0176364043604246"/>
          </table:previous>
        </table:cell-content-change>
        <table:cell-content-change table:id="ct32">
          <table:cell-address table:column="6" table:row="35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6" table:row="36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6" table:row="37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6" table:row="38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6" table:row="39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10" table:row="35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10" table:row="36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10" table:row="37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10" table:row="38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10" table:row="39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14" table:row="35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14" table:row="36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14" table:row="37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14" table:row="38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14" table:row="39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6" table:row="35" table:table="0"/>
          <office:change-info>
            <dc:creator> </dc:creator>
            <dc:date>2021-10-03T13:46:25.554000000</dc:date>
          </office:change-info>
          <table:previous table:id="ct32">
            <table:change-track-table-cell table:cell-address="Sheet1.G36" table:formula="of:=([.G15]-([.$B$25]*[.H15])-[.$C$25])^2" office:value-type="float" office:value="0.00279028612646361"/>
          </table:previous>
        </table:cell-content-change>
        <table:cell-content-change table:id="ct48">
          <table:cell-address table:column="6" table:row="36" table:table="0"/>
          <office:change-info>
            <dc:creator> </dc:creator>
            <dc:date>2021-10-03T13:46:27.916000000</dc:date>
          </office:change-info>
          <table:previous table:id="ct33">
            <table:change-track-table-cell table:cell-address="Sheet1.G37" table:formula="of:=([.G16]-([.$B$25]*[.H16])-[.$C$25])^2" office:value-type="float" office:value="0.00206926175996787"/>
          </table:previous>
        </table:cell-content-change>
        <table:cell-content-change table:id="ct49">
          <table:cell-address table:column="6" table:row="37" table:table="0"/>
          <office:change-info>
            <dc:creator> </dc:creator>
            <dc:date>2021-10-03T13:46:27.916000000</dc:date>
          </office:change-info>
          <table:previous table:id="ct34">
            <table:change-track-table-cell table:cell-address="Sheet1.G38" table:formula="of:=([.G17]-([.$B$25]*[.H17])-[.$C$25])^2" office:value-type="float" office:value="0.00195352911127004"/>
          </table:previous>
        </table:cell-content-change>
        <table:cell-content-change table:id="ct50">
          <table:cell-address table:column="6" table:row="38" table:table="0"/>
          <office:change-info>
            <dc:creator> </dc:creator>
            <dc:date>2021-10-03T13:46:27.916000000</dc:date>
          </office:change-info>
          <table:previous table:id="ct35">
            <table:change-track-table-cell table:cell-address="Sheet1.G39" table:formula="of:=([.G18]-([.$B$25]*[.H18])-[.$C$25])^2" office:value-type="float" office:value="0.00208720163333004"/>
          </table:previous>
        </table:cell-content-change>
        <table:cell-content-change table:id="ct51">
          <table:cell-address table:column="6" table:row="39" table:table="0"/>
          <office:change-info>
            <dc:creator> </dc:creator>
            <dc:date>2021-10-03T13:46:27.916000000</dc:date>
          </office:change-info>
          <table:previous table:id="ct36">
            <table:change-track-table-cell table:cell-address="Sheet1.G40" table:formula="of:=([.G19]-([.$B$25]*[.H19])-[.$C$25])^2" office:value-type="float" office:value="0.00303558540259667"/>
          </table:previous>
        </table:cell-content-change>
        <table:cell-content-change table:id="ct52">
          <table:cell-address table:column="10" table:row="35" table:table="0"/>
          <office:change-info>
            <dc:creator> </dc:creator>
            <dc:date>2021-10-03T13:46:53.988000000</dc:date>
          </office:change-info>
          <table:previous table:id="ct37">
            <table:change-track-table-cell table:cell-address="Sheet1.K36" table:formula="of:=([.K15]-([.$B$25]*[.L15])-[.$C$25])^2" office:value-type="float" office:value="0.0202388110986869"/>
          </table:previous>
        </table:cell-content-change>
        <table:cell-content-change table:id="ct53">
          <table:cell-address table:column="10" table:row="36" table:table="0"/>
          <office:change-info>
            <dc:creator> </dc:creator>
            <dc:date>2021-10-03T13:46:57.038000000</dc:date>
          </office:change-info>
          <table:previous table:id="ct38">
            <table:change-track-table-cell table:cell-address="Sheet1.K37" table:formula="of:=([.K16]-([.$B$25]*[.L16])-[.$C$25])^2" office:value-type="float" office:value="0.0238953740150588"/>
          </table:previous>
        </table:cell-content-change>
        <table:cell-content-change table:id="ct54">
          <table:cell-address table:column="10" table:row="37" table:table="0"/>
          <office:change-info>
            <dc:creator> </dc:creator>
            <dc:date>2021-10-03T13:46:57.038000000</dc:date>
          </office:change-info>
          <table:previous table:id="ct39">
            <table:change-track-table-cell table:cell-address="Sheet1.K38" table:formula="of:=([.K17]-([.$B$25]*[.L17])-[.$C$25])^2" office:value-type="float" office:value="0.0297180688327141"/>
          </table:previous>
        </table:cell-content-change>
        <table:cell-content-change table:id="ct55">
          <table:cell-address table:column="10" table:row="38" table:table="0"/>
          <office:change-info>
            <dc:creator> </dc:creator>
            <dc:date>2021-10-03T13:46:57.038000000</dc:date>
          </office:change-info>
          <table:previous table:id="ct40">
            <table:change-track-table-cell table:cell-address="Sheet1.K39" table:formula="of:=([.K18]-([.$B$25]*[.L18])-[.$C$25])^2" office:value-type="float" office:value="0.0155750798742574"/>
          </table:previous>
        </table:cell-content-change>
        <table:cell-content-change table:id="ct56">
          <table:cell-address table:column="10" table:row="39" table:table="0"/>
          <office:change-info>
            <dc:creator> </dc:creator>
            <dc:date>2021-10-03T13:46:57.038000000</dc:date>
          </office:change-info>
          <table:previous table:id="ct41">
            <table:change-track-table-cell table:cell-address="Sheet1.K40" table:formula="of:=([.K19]-([.$B$25]*[.L19])-[.$C$25])^2" office:value-type="float" office:value="0.0243972229969398"/>
          </table:previous>
        </table:cell-content-change>
        <table:cell-content-change table:id="ct57">
          <table:cell-address table:column="14" table:row="35" table:table="0"/>
          <office:change-info>
            <dc:creator> </dc:creator>
            <dc:date>2021-10-03T13:47:12.284000000</dc:date>
          </office:change-info>
          <table:previous table:id="ct42">
            <table:change-track-table-cell table:cell-address="Sheet1.O36" table:formula="of:=([.O15]-([.$B$25]*[.P15])-[.$C$25])^2" office:value-type="float" office:value="0.0293412775733814"/>
          </table:previous>
        </table:cell-content-change>
        <table:cell-content-change table:id="ct58">
          <table:cell-address table:column="14" table:row="36" table:table="0"/>
          <office:change-info>
            <dc:creator> </dc:creator>
            <dc:date>2021-10-03T13:47:14.482000000</dc:date>
          </office:change-info>
          <table:previous table:id="ct43">
            <table:change-track-table-cell table:cell-address="Sheet1.O37" table:formula="of:=([.O16]-([.$B$25]*[.P16])-[.$C$25])^2" office:value-type="float" office:value="0.0403165627790075"/>
          </table:previous>
        </table:cell-content-change>
        <table:cell-content-change table:id="ct59">
          <table:cell-address table:column="14" table:row="37" table:table="0"/>
          <office:change-info>
            <dc:creator> </dc:creator>
            <dc:date>2021-10-03T13:47:14.482000000</dc:date>
          </office:change-info>
          <table:previous table:id="ct44">
            <table:change-track-table-cell table:cell-address="Sheet1.O38" table:formula="of:=([.O17]-([.$B$25]*[.P17])-[.$C$25])^2" office:value-type="float" office:value="0.0405259156931783"/>
          </table:previous>
        </table:cell-content-change>
        <table:cell-content-change table:id="ct60">
          <table:cell-address table:column="14" table:row="38" table:table="0"/>
          <office:change-info>
            <dc:creator> </dc:creator>
            <dc:date>2021-10-03T13:47:14.482000000</dc:date>
          </office:change-info>
          <table:previous table:id="ct45">
            <table:change-track-table-cell table:cell-address="Sheet1.O39" table:formula="of:=([.O18]-([.$B$25]*[.P18])-[.$C$25])^2" office:value-type="float" office:value="0.024527415191699"/>
          </table:previous>
        </table:cell-content-change>
        <table:cell-content-change table:id="ct61">
          <table:cell-address table:column="14" table:row="39" table:table="0"/>
          <office:change-info>
            <dc:creator> </dc:creator>
            <dc:date>2021-10-03T13:47:14.482000000</dc:date>
          </office:change-info>
          <table:previous table:id="ct46">
            <table:change-track-table-cell table:cell-address="Sheet1.O40" table:formula="of:=([.O19]-([.$B$25]*[.P19])-[.$C$25])^2" office:value-type="float" office:value="0.0618887053548845"/>
          </table:previous>
        </table:cell-content-change>
        <table:cell-content-change table:id="ct62">
          <table:cell-address table:column="1" table:row="41" table:table="0"/>
          <office:change-info>
            <dc:creator> </dc:creator>
            <dc:date>2021-10-03T13:48:05.398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41" table:table="0"/>
          <office:change-info>
            <dc:creator> </dc:creator>
            <dc:date>2021-10-03T13:48:07.553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41" table:table="0"/>
          <office:change-info>
            <dc:creator> </dc:creator>
            <dc:date>2021-10-03T13:48:09.037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14" table:row="41" table:table="0"/>
          <office:change-info>
            <dc:creator> </dc:creator>
            <dc:date>2021-10-03T13:48:09.887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1" table:row="25" table:table="0"/>
          <office:change-info>
            <dc:creator> </dc:creator>
            <dc:date>2021-10-03T13:48:45.352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25" table:table="0"/>
          <office:change-info>
            <dc:creator> </dc:creator>
            <dc:date>2021-10-03T13:48:54.686000000</dc:date>
          </office:change-info>
          <table:previous table:id="ct66">
            <table:change-track-table-cell table:cell-address="Sheet1.B26" table:formula="of:=[.B42]/(SQRT(countab36:[.B40]-1)VAR([.C15:.C19]))" office:value-type="float" office:value="0"/>
          </table:previous>
        </table:cell-content-change>
        <table:cell-content-change table:id="ct68">
          <table:cell-address table:column="1" table:row="41" table:table="0"/>
          <office:change-info>
            <dc:creator> </dc:creator>
            <dc:date>2021-10-03T13:49:05.049000000</dc:date>
          </office:change-info>
          <table:previous table:id="ct62">
            <table:change-track-table-cell table:cell-address="Sheet1.B42" table:formula="of:=SQRT(SUM([.B36:.B40])/(COUNTA([.B36:.B40])))" office:value-type="float" office:value="0.0100354342350288"/>
          </table:previous>
        </table:cell-content-change>
        <table:cell-content-change table:id="ct69">
          <table:cell-address table:column="1" table:row="25" table:table="0"/>
          <office:change-info>
            <dc:creator> </dc:creator>
            <dc:date>2021-10-03T13:49:27.990000000</dc:date>
          </office:change-info>
          <table:previous table:id="ct67">
            <table:change-track-table-cell table:cell-address="Sheet1.B26" table:formula="of:=[.B42]/(SQRT(COUNTA(36:[.B40]-1)VAR([.C15:.C19])))" office:value-type="float" office:value="0"/>
          </table:previous>
        </table:cell-content-change>
        <table:cell-content-change table:id="ct70">
          <table:cell-address table:column="1" table:row="25" table:table="0"/>
          <office:change-info>
            <dc:creator> </dc:creator>
            <dc:date>2021-10-03T13:49:35.973000000</dc:date>
          </office:change-info>
          <table:previous table:id="ct69">
            <table:change-track-table-cell table:cell-address="Sheet1.B26" table:formula="of:=[.B42]/(SQRT((COUNTA(36:[.B40])-1)VAR([.C15:.C19])))" office:value-type="float" office:value="0"/>
          </table:previous>
        </table:cell-content-change>
        <table:cell-content-change table:id="ct71">
          <table:cell-address table:column="1" table:row="25" table:table="0"/>
          <office:change-info>
            <dc:creator> </dc:creator>
            <dc:date>2021-10-03T13:50:01.335000000</dc:date>
          </office:change-info>
          <table:previous table:id="ct70">
            <table:change-track-table-cell table:cell-address="Sheet1.B26" table:formula="of:=[.B42]/(SQRT((COUNTA([.B36:.B40])-1)VAR([.C15:.C19])))" office:value-type="float" office:value="0"/>
          </table:previous>
        </table:cell-content-change>
        <table:cell-content-change table:id="ct72">
          <table:cell-address table:column="6" table:row="25" table:table="0"/>
          <office:change-info>
            <dc:creator> </dc:creator>
            <dc:date>2021-10-03T13:50:05.057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0" table:row="25" table:table="0"/>
          <office:change-info>
            <dc:creator> </dc:creator>
            <dc:date>2021-10-03T13:50:06.251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4" table:row="25" table:table="0"/>
          <office:change-info>
            <dc:creator> </dc:creator>
            <dc:date>2021-10-03T13:50:07.202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14" table:table="0"/>
          <office:change-info>
            <dc:creator> </dc:creator>
            <dc:date>2021-10-03T13:51:46.138000000</dc:date>
          </office:change-info>
          <table:previous>
            <table:change-track-table-cell table:cell-address="Sheet1.B15" table:formula="of:=[.E5]" office:value-type="float" office:value="0.0808407437348424"/>
          </table:previous>
        </table:cell-content-change>
        <table:cell-content-change table:id="ct76">
          <table:cell-address table:column="1" table:row="15" table:table="0"/>
          <office:change-info>
            <dc:creator> </dc:creator>
            <dc:date>2021-10-03T13:51:48.158000000</dc:date>
          </office:change-info>
          <table:previous>
            <table:change-track-table-cell table:cell-address="Sheet1.B16" table:formula="of:=[.E6]" office:value-type="float" office:value="0.0949667616334283"/>
          </table:previous>
        </table:cell-content-change>
        <table:cell-content-change table:id="ct77">
          <table:cell-address table:column="1" table:row="16" table:table="0"/>
          <office:change-info>
            <dc:creator> </dc:creator>
            <dc:date>2021-10-03T13:51:51.973000000</dc:date>
          </office:change-info>
          <table:previous>
            <table:change-track-table-cell table:cell-address="Sheet1.B17" table:formula="of:=[.E7]" office:value-type="float" office:value="0.100908173562059"/>
          </table:previous>
        </table:cell-content-change>
        <table:cell-content-change table:id="ct78">
          <table:cell-address table:column="1" table:row="17" table:table="0"/>
          <office:change-info>
            <dc:creator> </dc:creator>
            <dc:date>2021-10-03T13:51:54.385000000</dc:date>
          </office:change-info>
          <table:previous>
            <table:change-track-table-cell table:cell-address="Sheet1.B18" table:formula="of:=[.E8]" office:value-type="float" office:value="0.0798722044728434"/>
          </table:previous>
        </table:cell-content-change>
        <table:cell-content-change table:id="ct79">
          <table:cell-address table:column="1" table:row="18" table:table="0"/>
          <office:change-info>
            <dc:creator> </dc:creator>
            <dc:date>2021-10-03T13:51:56.398000000</dc:date>
          </office:change-info>
          <table:previous>
            <table:change-track-table-cell table:cell-address="Sheet1.B19" table:formula="of:=[.E9]" office:value-type="float" office:value="0.132802124833997"/>
          </table:previous>
        </table:cell-content-change>
        <table:cell-content-change table:id="ct80">
          <table:cell-address table:column="6" table:row="14" table:table="0"/>
          <office:change-info>
            <dc:creator> </dc:creator>
            <dc:date>2021-10-03T13:52:25.523000000</dc:date>
          </office:change-info>
          <table:previous>
            <table:change-track-table-cell table:cell-address="Sheet1.G15" table:formula="of:=[.I5]" office:value-type="float" office:value="0.0458295142071494"/>
          </table:previous>
        </table:cell-content-change>
        <table:cell-content-change table:id="ct81">
          <table:cell-address table:column="6" table:row="15" table:table="0"/>
          <office:change-info>
            <dc:creator> </dc:creator>
            <dc:date>2021-10-03T13:52:27.813000000</dc:date>
          </office:change-info>
          <table:previous>
            <table:change-track-table-cell table:cell-address="Sheet1.G16" table:formula="of:=[.I6]" office:value-type="float" office:value="0.0448028673835125"/>
          </table:previous>
        </table:cell-content-change>
        <table:cell-content-change table:id="ct82">
          <table:cell-address table:column="6" table:row="16" table:table="0"/>
          <office:change-info>
            <dc:creator> </dc:creator>
            <dc:date>2021-10-03T13:52:29.333000000</dc:date>
          </office:change-info>
          <table:previous>
            <table:change-track-table-cell table:cell-address="Sheet1.G17" table:formula="of:=[.I7]" office:value-type="float" office:value="0.0462534690101758"/>
          </table:previous>
        </table:cell-content-change>
        <table:cell-content-change table:id="ct83">
          <table:cell-address table:column="6" table:row="17" table:table="0"/>
          <office:change-info>
            <dc:creator> </dc:creator>
            <dc:date>2021-10-03T13:52:33.773000000</dc:date>
          </office:change-info>
          <table:previous>
            <table:change-track-table-cell table:cell-address="Sheet1.G18" table:formula="of:=[.I8]" office:value-type="float" office:value="0.0566251415628539"/>
          </table:previous>
        </table:cell-content-change>
        <table:cell-content-change table:id="ct84">
          <table:cell-address table:column="6" table:row="17" table:table="0"/>
          <office:change-info>
            <dc:creator> </dc:creator>
            <dc:date>2021-10-03T13:52:36.243000000</dc:date>
          </office:change-info>
          <table:previous table:id="ct83">
            <table:change-track-table-cell table:cell-address="Sheet1.G18" table:formula="of:==[.I8]" office:value-type="float" office:value="0.0566251415628539"/>
          </table:previous>
        </table:cell-content-change>
        <table:cell-content-change table:id="ct85">
          <table:cell-address table:column="6" table:row="18" table:table="0"/>
          <office:change-info>
            <dc:creator> </dc:creator>
            <dc:date>2021-10-03T13:52:39.091000000</dc:date>
          </office:change-info>
          <table:previous>
            <table:change-track-table-cell table:cell-address="Sheet1.G19" table:formula="of:==[.I9]" office:value-type="float" office:value="0.0682128240109141"/>
          </table:previous>
        </table:cell-content-change>
        <table:cell-content-change table:id="ct86">
          <table:cell-address table:column="2" table:row="35" table:table="0"/>
          <office:change-info>
            <dc:creator> </dc:creator>
            <dc:date>2021-10-03T14:01:40.302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36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2" table:row="37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2" table:row="38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2" table:row="39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2" table:row="25" table:table="0"/>
          <office:change-info>
            <dc:creator> </dc:creator>
            <dc:date>2021-10-03T14:02:02.160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7" table:row="25" table:table="0"/>
          <office:change-info>
            <dc:creator> </dc:creator>
            <dc:date>2021-10-03T14:02:05.016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7" table:row="35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7" table:row="36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7" table:row="37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38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7" table:row="39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11" table:row="35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11" table:row="36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0">
          <table:cell-address table:column="11" table:row="37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1" table:row="38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1" table:row="39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5" table:row="35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5" table:row="36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5" table:row="37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5" table:row="38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15" table:row="39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11" table:row="25" table:table="0"/>
          <office:change-info>
            <dc:creator> </dc:creator>
            <dc:date>2021-10-03T14:02:16.135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5" table:row="25" table:table="0"/>
          <office:change-info>
            <dc:creator> </dc:creator>
            <dc:date>2021-10-03T14:02:17.073000000</dc:date>
          </office:change-info>
          <table:previous>
            <table:change-track-table-cell/>
          </table:previous>
        </table:cell-content-change>
        <table:insertion table:id="ct110" table:type="table" table:position="2">
          <office:change-info>
            <dc:creator> </dc:creator>
            <dc:date>2021-10-03T15:03:17.037000000</dc:date>
          </office:change-info>
          <table:dependencies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</table:insertion>
        <table:cell-content-change table:id="ct111">
          <table:cell-address table:column="1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1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1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1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2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2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2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2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3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4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6">
          <table:cell-address table:column="4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2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23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24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25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26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28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2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2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2" table:row="2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2" table:row="23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2" table:row="24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2" table:row="25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2" table:row="26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12" table:table="2"/>
          <office:change-info>
            <dc:creator> </dc:creator>
            <dc:date>2021-10-03T15:04:38.946000000</dc:date>
          </office:change-info>
          <table:previous table:id="ct127">
            <table:change-track-table-cell table:cell-address="Sheet3.B13" table:formula="of:=COVAR([.C2:.C6];[.B2:.B6])/VAR([.C2:.C6])" office:value-type="float" office:value="0"/>
          </table:previous>
        </table:cell-content-change>
        <table:movement table:id="ct143">
          <table:source-range-address table:start-column="1" table:start-row="11" table:start-table="2" table:end-column="2" table:end-row="28" table:end-table="2"/>
          <table:target-range-address table:start-column="1" table:start-row="12" table:start-table="2" table:end-column="2" table:end-row="29" table:end-table="2"/>
          <office:change-info>
            <dc:creator> </dc:creator>
            <dc:date>2021-10-03T15:05:10.716000000</dc:date>
          </office:change-info>
          <table:dependencies>
            <table:dependency table:id="ct175"/>
            <table:dependency table:id="ct174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 table:id="ct141">
              <table:change-track-table-cell table:cell-address="Sheet3.C27" table:formula="of:=[.C6]^2" office:value-type="float" office:value="25"/>
            </table:cell-content-deletion>
            <table:cell-content-deletion table:id="ct140">
              <table:change-track-table-cell table:cell-address="Sheet3.C26" table:formula="of:=[.C5]^2" office:value-type="float" office:value="25"/>
            </table:cell-content-deletion>
            <table:cell-content-deletion table:id="ct139">
              <table:change-track-table-cell table:cell-address="Sheet3.C25" table:formula="of:=[.C4]^2" office:value-type="float" office:value="25"/>
            </table:cell-content-deletion>
            <table:cell-content-deletion table:id="ct138">
              <table:change-track-table-cell table:cell-address="Sheet3.C24" table:formula="of:=[.C3]^2" office:value-type="float" office:value="0"/>
            </table:cell-content-deletion>
            <table:cell-content-deletion table:id="ct137">
              <table:change-track-table-cell table:cell-address="Sheet3.C23" table:formula="of:=[.C2]^2" office:value-type="float" office:value="0"/>
            </table:cell-content-deletion>
            <table:cell-content-deletion table:id="ct136">
              <table:change-track-table-cell table:cell-address="Sheet3.C13" table:formula="of:=[.B13]*SQRT(AVERAGE([.C23:.C27]))" office:value-type="float" office:value="0"/>
            </table:cell-content-deletion>
            <table:cell-content-deletion table:id="ct134">
              <table:change-track-table-cell table:cell-address="Sheet3.B29" table:formula="of:=SQRT(SUM([.B23:.B27])/(COUNTA([.B23:.B27])-2))" office:value-type="float" office:value="-0"/>
            </table:cell-content-deletion>
            <table:cell-content-deletion table:id="ct133">
              <table:change-track-table-cell table:cell-address="Sheet3.B27" table:formula="of:=([.B6]-([.$B$25]*[.C6])-[.$C$25])^2" office:value-type="float" office:value="2.8224"/>
            </table:cell-content-deletion>
            <table:cell-content-deletion table:id="ct132">
              <table:change-track-table-cell table:cell-address="Sheet3.B26" table:formula="of:=([.B5]-([.$B$25]*[.C5])-[.$C$25])^2" office:value-type="float" office:value="0.5776"/>
            </table:cell-content-deletion>
            <table:cell-content-deletion table:id="ct131">
              <table:change-track-table-cell table:cell-address="Sheet3.B25" table:formula="of:=([.B4]-([.$B$25]*[.C4])-[.$C$25])^2" office:value-type="float" office:value="4.5369"/>
            </table:cell-content-deletion>
            <table:cell-content-deletion table:id="ct130">
              <table:change-track-table-cell table:cell-address="Sheet3.B24" table:formula="of:=([.B3]-([.$B$25]*[.C3])-[.$C$25])^2" office:value-type="float" office:value="0"/>
            </table:cell-content-deletion>
            <table:cell-content-deletion table:id="ct129">
              <table:change-track-table-cell table:cell-address="Sheet3.B23" table:formula="of:=([.B2]-([.$B$25]*[.C2])-[.$C$25])^2" office:value-type="float" office:value="0"/>
            </table:cell-content-deletion>
            <table:cell-content-deletion table:id="ct128">
              <table:change-track-table-cell table:cell-address="Sheet3.B13" table:formula="of:=[.B29]/(SQRT((COUNTA([.B23:.B27])-1)*VAR([.C2:.C6])))" office:value-type="float" office:value="0"/>
            </table:cell-content-deletion>
          </table:deletions>
        </table:movement>
        <table:cell-content-change table:id="ct144">
          <table:cell-address table:column="2" table:row="12" table:table="2"/>
          <office:change-info>
            <dc:creator> </dc:creator>
            <dc:date>2021-10-03T15:05:26.387000000</dc:date>
          </office:change-info>
          <table:previous table:id="ct135">
            <table:change-track-table-cell table:cell-address="Sheet3.C13" table:formula="of:=AVERAGE([.B2:.B6])-(AVERAGE([.C2:.C6])*[.B13])" office:value-type="float" office:value="0"/>
          </table:previous>
        </table:cell-content-change>
        <table:cell-content-change table:id="ct145">
          <table:cell-address table:column="2" table:row="12" table:table="2"/>
          <office:change-info>
            <dc:creator> </dc:creator>
            <dc:date>2021-10-03T15:05:37.013000000</dc:date>
          </office:change-info>
          <table:previous table:id="ct144">
            <table:change-track-table-cell table:cell-address="Sheet3.C13" table:formula="of:=AVERAGE([.B4:.B7])-(AVERAGE([.C5:.C7])*[.B13])" office:value-type="float" office:value="0"/>
          </table:previous>
        </table:cell-content-change>
        <table:cell-content-change table:id="ct146">
          <table:cell-address table:column="1" table:row="12" table:table="2"/>
          <office:change-info>
            <dc:creator> </dc:creator>
            <dc:date>2021-10-03T16:09:49.874000000</dc:date>
          </office:change-info>
          <table:previous table:id="ct142">
            <table:change-track-table-cell table:cell-address="Sheet3.B13" table:formula="of:=COVAR([.B4:.B7];[.D4:.D7])/VAR([.B4:.B7])" office:value-type="float" office:value="0"/>
          </table:previous>
        </table:cell-content-change>
        <table:cell-content-change table:id="ct147">
          <table:cell-address table:column="1" table:row="12" table:table="2"/>
          <office:change-info>
            <dc:creator> </dc:creator>
            <dc:date>2021-10-03T16:31:32.589573040</dc:date>
          </office:change-info>
          <table:previous table:id="ct146">
            <table:change-track-table-cell table:cell-address="Sheet3.B13" table:formula="of:=COVAR([.B4:.B7];[.D4:.D7])/VAR([.D24])" office:value-type="float" office:value="0"/>
          </table:previous>
        </table:cell-content-change>
        <table:cell-content-change table:id="ct148">
          <table:cell-address table:column="1" table:row="13" table:table="2"/>
          <office:change-info>
            <dc:creator> </dc:creator>
            <dc:date>2021-10-03T16:31:32.589623080</dc:date>
          </office:change-info>
          <table:previous>
            <table:change-track-table-cell table:cell-address="Sheet3.B14" table:formula="of:=[.B30]/(SQRT((COUNTA([.B24:.B28])-1)*VAR([.C2:.C6])))" office:value-type="float" office:value="0"/>
          </table:previous>
        </table:cell-content-change>
        <table:cell-content-change table:id="ct149">
          <table:cell-address table:column="1" table:row="23" table:table="2"/>
          <office:change-info>
            <dc:creator> </dc:creator>
            <dc:date>2021-10-03T16:31:32.589665507</dc:date>
          </office:change-info>
          <table:previous>
            <table:change-track-table-cell table:cell-address="Sheet3.B24" table:formula="of:=([.B2]-([.$B$26]*[.C2])-[.$C$26])^2" office:value-type="float" office:value="0"/>
          </table:previous>
        </table:cell-content-change>
        <table:cell-content-change table:id="ct150">
          <table:cell-address table:column="1" table:row="24" table:table="2"/>
          <office:change-info>
            <dc:creator> </dc:creator>
            <dc:date>2021-10-03T16:31:32.589691596</dc:date>
          </office:change-info>
          <table:previous>
            <table:change-track-table-cell table:cell-address="Sheet3.B25" table:formula="of:=([.B3]-([.$B$26]*[.C3])-[.$C$26])^2" office:value-type="float" office:value="0"/>
          </table:previous>
        </table:cell-content-change>
        <table:cell-content-change table:id="ct151">
          <table:cell-address table:column="1" table:row="25" table:table="2"/>
          <office:change-info>
            <dc:creator> </dc:creator>
            <dc:date>2021-10-03T16:31:32.589723061</dc:date>
          </office:change-info>
          <table:previous>
            <table:change-track-table-cell table:cell-address="Sheet3.B26" table:formula="of:=([.B4]-([.$B$26]*[.C4])-[.$C$26])^2" office:value-type="float" office:value="4.5369"/>
          </table:previous>
        </table:cell-content-change>
        <table:cell-content-change table:id="ct152">
          <table:cell-address table:column="1" table:row="26" table:table="2"/>
          <office:change-info>
            <dc:creator> </dc:creator>
            <dc:date>2021-10-03T16:31:32.589747747</dc:date>
          </office:change-info>
          <table:previous>
            <table:change-track-table-cell table:cell-address="Sheet3.B27" table:formula="of:=([.B5]-([.$B$26]*[.C5])-[.$C$26])^2" office:value-type="float" office:value="0.5776"/>
          </table:previous>
        </table:cell-content-change>
        <table:cell-content-change table:id="ct153">
          <table:cell-address table:column="1" table:row="27" table:table="2"/>
          <office:change-info>
            <dc:creator> </dc:creator>
            <dc:date>2021-10-03T16:31:32.589771328</dc:date>
          </office:change-info>
          <table:previous>
            <table:change-track-table-cell table:cell-address="Sheet3.B28" table:formula="of:=([.B6]-([.$B$26]*[.C6])-[.$C$26])^2" office:value-type="float" office:value="2.8224"/>
          </table:previous>
        </table:cell-content-change>
        <table:cell-content-change table:id="ct154">
          <table:cell-address table:column="1" table:row="29" table:table="2"/>
          <office:change-info>
            <dc:creator> </dc:creator>
            <dc:date>2021-10-03T16:31:32.589799408</dc:date>
          </office:change-info>
          <table:previous>
            <table:change-track-table-cell table:cell-address="Sheet3.B30" table:formula="of:=SQRT(SUM([.B24:.B28])/(COUNTA([.B24:.B28])-2))" office:value-type="float" office:value="-0"/>
          </table:previous>
        </table:cell-content-change>
        <table:cell-content-change table:id="ct155">
          <table:cell-address table:column="2" table:row="12" table:table="2"/>
          <office:change-info>
            <dc:creator> </dc:creator>
            <dc:date>2021-10-03T16:31:32.589825046</dc:date>
          </office:change-info>
          <table:previous table:id="ct145">
            <table:change-track-table-cell table:cell-address="Sheet3.C13" table:formula="of:=AVERAGE([.B4:.B7])-(AVERAGE([.D4:.D7])*[.B13])" office:value-type="float" office:value="0"/>
          </table:previous>
        </table:cell-content-change>
        <table:cell-content-change table:id="ct156">
          <table:cell-address table:column="2" table:row="13" table:table="2"/>
          <office:change-info>
            <dc:creator> </dc:creator>
            <dc:date>2021-10-03T16:31:32.589846475</dc:date>
          </office:change-info>
          <table:previous>
            <table:change-track-table-cell table:cell-address="Sheet3.C14" table:formula="of:=[.B14]*SQRT(AVERAGE([.C24:.C28]))" office:value-type="float" office:value="0"/>
          </table:previous>
        </table:cell-content-change>
        <table:cell-content-change table:id="ct157">
          <table:cell-address table:column="2" table:row="23" table:table="2"/>
          <office:change-info>
            <dc:creator> </dc:creator>
            <dc:date>2021-10-03T16:31:32.589871155</dc:date>
          </office:change-info>
          <table:previous>
            <table:change-track-table-cell table:cell-address="Sheet3.C24" table:formula="of:=[.C2]^2" office:value-type="float" office:value="0"/>
          </table:previous>
        </table:cell-content-change>
        <table:cell-content-change table:id="ct158">
          <table:cell-address table:column="2" table:row="24" table:table="2"/>
          <office:change-info>
            <dc:creator> </dc:creator>
            <dc:date>2021-10-03T16:31:32.589890485</dc:date>
          </office:change-info>
          <table:previous>
            <table:change-track-table-cell table:cell-address="Sheet3.C25" table:formula="of:=[.C3]^2" office:value-type="float" office:value="0"/>
          </table:previous>
        </table:cell-content-change>
        <table:cell-content-change table:id="ct159">
          <table:cell-address table:column="2" table:row="25" table:table="2"/>
          <office:change-info>
            <dc:creator> </dc:creator>
            <dc:date>2021-10-03T16:31:32.589916384</dc:date>
          </office:change-info>
          <table:previous>
            <table:change-track-table-cell table:cell-address="Sheet3.C26" table:formula="of:=[.C4]^2" office:value-type="float" office:value="25"/>
          </table:previous>
        </table:cell-content-change>
        <table:cell-content-change table:id="ct160">
          <table:cell-address table:column="2" table:row="26" table:table="2"/>
          <office:change-info>
            <dc:creator> </dc:creator>
            <dc:date>2021-10-03T16:31:32.589936366</dc:date>
          </office:change-info>
          <table:previous>
            <table:change-track-table-cell table:cell-address="Sheet3.C27" table:formula="of:=[.C5]^2" office:value-type="float" office:value="25"/>
          </table:previous>
        </table:cell-content-change>
        <table:cell-content-change table:id="ct161">
          <table:cell-address table:column="2" table:row="27" table:table="2"/>
          <office:change-info>
            <dc:creator> </dc:creator>
            <dc:date>2021-10-03T16:31:32.589955891</dc:date>
          </office:change-info>
          <table:previous>
            <table:change-track-table-cell table:cell-address="Sheet3.C28" table:formula="of:=[.C6]^2" office:value-type="float" office:value="25"/>
          </table:previous>
        </table:cell-content-change>
        <table:cell-content-change table:id="ct162">
          <table:cell-address table:column="1" table:row="9" table:table="2"/>
          <office:change-info>
            <dc:creator> </dc:creator>
            <dc:date>2021-10-03T17:27:26.839088963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9" table:table="2"/>
          <office:change-info>
            <dc:creator> </dc:creator>
            <dc:date>2021-10-03T17:28:24.274418056</dc:date>
          </office:change-info>
          <table:previous table:id="ct162">
            <table:change-track-table-cell table:cell-address="Sheet3.B10" table:formula="of:=cov([.B4:.B7];[.D4:.D7])" office:value-type="float" office:value="0"/>
          </table:previous>
        </table:cell-content-change>
        <table:cell-content-change table:id="ct164">
          <table:cell-address table:column="1" table:row="9" table:table="2"/>
          <office:change-info>
            <dc:creator> </dc:creator>
            <dc:date>2021-10-03T17:29:25.371803435</dc:date>
          </office:change-info>
          <table:previous table:id="ct163">
            <table:change-track-table-cell table:cell-address="Sheet3.B10" table:formula="of:=COVAR([.B4:.B7];[.D4:.D7])" office:value-type="float" office:value="0"/>
          </table:previous>
        </table:cell-content-change>
        <table:cell-content-change table:id="ct165">
          <table:cell-address table:column="2" table:row="10" table:table="2"/>
          <office:change-info>
            <dc:creator> </dc:creator>
            <dc:date>2021-10-03T17:29:33.014358601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0" table:table="2"/>
          <office:change-info>
            <dc:creator> </dc:creator>
            <dc:date>2021-10-03T17:29:40.630808329</dc:date>
          </office:change-info>
          <table:previous table:id="ct165">
            <table:change-track-table-cell table:cell-address="Sheet3.C11" table:formula="of:=VAR([.B4:.B7])" office:value-type="float" office:value="4.243"/>
          </table:previous>
        </table:cell-content-change>
        <table:cell-content-change table:id="ct167">
          <table:cell-address table:column="2" table:row="3" table:table="2"/>
          <office:change-info>
            <dc:creator> </dc:creator>
            <dc:date>2021-10-03T17:30:10.203906452</dc:date>
          </office:change-info>
          <table:previous table:id="ct115">
            <table:change-track-table-cell office:value-type="float" office:value="5"/>
          </table:previous>
        </table:cell-content-change>
        <table:cell-content-change table:id="ct168">
          <table:cell-address table:column="2" table:row="4" table:table="2"/>
          <office:change-info>
            <dc:creator> </dc:creator>
            <dc:date>2021-10-03T17:30:19.317291795</dc:date>
          </office:change-info>
          <table:previous table:id="ct116">
            <table:change-track-table-cell office:value-type="float" office:value="5"/>
          </table:previous>
        </table:cell-content-change>
        <table:cell-content-change table:id="ct169">
          <table:cell-address table:column="2" table:row="4" table:table="2"/>
          <office:change-info>
            <dc:creator> </dc:creator>
            <dc:date>2021-10-03T17:30:23.987822615</dc:date>
          </office:change-info>
          <table:previous table:id="ct168">
            <table:change-track-table-cell office:value-type="float" office:value="-0.0055"/>
          </table:previous>
        </table:cell-content-change>
        <table:cell-content-change table:id="ct170">
          <table:cell-address table:column="2" table:row="5" table:table="2"/>
          <office:change-info>
            <dc:creator> </dc:creator>
            <dc:date>2021-10-03T17:30:27.097517781</dc:date>
          </office:change-info>
          <table:previous table:id="ct117">
            <table:change-track-table-cell office:value-type="float" office:value="5"/>
          </table:previous>
        </table:cell-content-change>
        <table:cell-content-change table:id="ct171">
          <table:cell-address table:column="2" table:row="6" table:table="2"/>
          <office:change-info>
            <dc:creator> </dc:creator>
            <dc:date>2021-10-03T17:30:27.097538188</dc:date>
          </office:change-info>
          <table:previous table:id="ct118">
            <table:change-track-table-cell office:value-type="float" office:value="5"/>
          </table:previous>
        </table:cell-content-change>
        <table:cell-content-change table:id="ct172">
          <table:cell-address table:column="2" table:row="5" table:table="2"/>
          <office:change-info>
            <dc:creator> </dc:creator>
            <dc:date>2021-10-03T17:30:39.559354654</dc:date>
          </office:change-info>
          <table:previous table:id="ct170">
            <table:change-track-table-cell office:value-type="float" office:value="-0.015"/>
          </table:previous>
        </table:cell-content-change>
        <table:cell-content-change table:id="ct173">
          <table:cell-address table:column="2" table:row="6" table:table="2"/>
          <office:change-info>
            <dc:creator> </dc:creator>
            <dc:date>2021-10-03T17:30:45.561369079</dc:date>
          </office:change-info>
          <table:previous table:id="ct171">
            <table:change-track-table-cell office:value-type="float" office:value="-0.025"/>
          </table:previous>
        </table:cell-content-change>
        <table:cell-content-change table:id="ct174">
          <table:cell-address table:column="1" table:row="11" table:table="2"/>
          <office:change-info>
            <dc:creator> </dc:creator>
            <dc:date>2021-10-03T17:33:00.983721352</dc:date>
          </office:change-info>
          <table:previous>
            <table:change-track-table-cell/>
          </table:previous>
        </table:cell-content-change>
        <table:cell-content-change table:id="ct175">
          <table:cell-address table:column="1" table:row="11" table:table="2"/>
          <office:change-info>
            <dc:creator> </dc:creator>
            <dc:date>2021-10-03T17:33:02.681212053</dc:date>
          </office:change-info>
          <table:previous table:id="ct174">
            <table:change-track-table-cell table:cell-address="Sheet3.B12" table:formula="of:=[.D4]-[.$B$10]-[.BC11]" office:value-type="float" office:value="-0.661311758630091"/>
          </table:previous>
        </table:cell-content-change>
        <table:cell-content-change table:id="ct176">
          <table:cell-address table:column="4" table:row="10" table:table="2"/>
          <office:change-info>
            <dc:creator> </dc:creator>
            <dc:date>2021-10-03T17:33:48.743105776</dc:date>
          </office:change-info>
          <table:previous>
            <table:change-track-table-cell/>
          </table:previous>
        </table:cell-content-change>
        <table:cell-content-change table:id="ct177">
          <table:cell-address table:column="4" table:row="10" table:table="2"/>
          <office:change-info>
            <dc:creator> </dc:creator>
            <dc:date>2021-10-03T17:33:53.253816618</dc:date>
          </office:change-info>
          <table:previous table:id="ct176">
            <table:change-track-table-cell table:cell-address="Sheet3.E11" table:formula="of:=e4²" office:value-type="float" office:value="0"/>
          </table:previous>
        </table:cell-content-change>
        <table:cell-content-change table:id="ct178">
          <table:cell-address table:column="4" table:row="11" table:table="2"/>
          <office:change-info>
            <dc:creator> </dc:creator>
            <dc:date>2021-10-03T17:33:56.677923734</dc:date>
          </office:change-info>
          <table:previous>
            <table:change-track-table-cell/>
          </table:previous>
        </table:cell-content-change>
        <table:cell-content-change table:id="ct179">
          <table:cell-address table:column="4" table:row="12" table:table="2"/>
          <office:change-info>
            <dc:creator> </dc:creator>
            <dc:date>2021-10-03T17:33:56.677964595</dc:date>
          </office:change-info>
          <table:previous>
            <table:change-track-table-cell/>
          </table:previous>
        </table:cell-content-change>
        <table:cell-content-change table:id="ct180">
          <table:cell-address table:column="4" table:row="13" table:table="2"/>
          <office:change-info>
            <dc:creator> </dc:creator>
            <dc:date>2021-10-03T17:33:56.677987928</dc:date>
          </office:change-info>
          <table:previous>
            <table:change-track-table-cell/>
          </table:previous>
        </table:cell-content-change>
        <table:cell-content-change table:id="ct181">
          <table:cell-address table:column="4" table:row="14" table:table="2"/>
          <office:change-info>
            <dc:creator> </dc:creator>
            <dc:date>2021-10-03T17:33:56.678011017</dc:date>
          </office:change-info>
          <table:previous>
            <table:change-track-table-cell/>
          </table:previous>
        </table:cell-content-change>
        <table:cell-content-change table:id="ct182">
          <table:cell-address table:column="4" table:row="15" table:table="2"/>
          <office:change-info>
            <dc:creator> </dc:creator>
            <dc:date>2021-10-03T17:33:56.678035592</dc:date>
          </office:change-info>
          <table:previous>
            <table:change-track-table-cell/>
          </table:previous>
        </table:cell-content-change>
        <table:cell-content-change table:id="ct183">
          <table:cell-address table:column="4" table:row="14" table:table="2"/>
          <office:change-info>
            <dc:creator> </dc:creator>
            <dc:date>2021-10-03T17:34:00.536699037</dc:date>
          </office:change-info>
          <table:previous table:id="ct181">
            <table:change-track-table-cell table:cell-address="Sheet3.E15" table:formula="of:=[.E8]^2" office:value-type="float" office:value="0"/>
          </table:previous>
        </table:cell-content-change>
        <table:cell-content-change table:id="ct184">
          <table:cell-address table:column="4" table:row="15" table:table="2"/>
          <office:change-info>
            <dc:creator> </dc:creator>
            <dc:date>2021-10-03T17:34:00.536730682</dc:date>
          </office:change-info>
          <table:previous table:id="ct182">
            <table:change-track-table-cell table:cell-address="Sheet3.E16" table:formula="of:=[.E9]^2" office:value-type="float" office:value="0"/>
          </table:previous>
        </table:cell-content-change>
        <table:cell-content-change table:id="ct185">
          <table:cell-address table:column="4" table:row="10" table:table="2"/>
          <office:change-info>
            <dc:creator> </dc:creator>
            <dc:date>2021-10-03T17:34:41.726438153</dc:date>
          </office:change-info>
          <table:previous table:id="ct177">
            <table:change-track-table-cell table:cell-address="Sheet3.E11" table:formula="of:=[.E4]^2" office:value-type="float" office:value="0.0470317263130451"/>
          </table:previous>
        </table:cell-content-change>
        <table:cell-content-change table:id="ct186">
          <table:cell-address table:column="4" table:row="11" table:table="2"/>
          <office:change-info>
            <dc:creator> </dc:creator>
            <dc:date>2021-10-03T17:34:45.435652418</dc:date>
          </office:change-info>
          <table:previous table:id="ct178">
            <table:change-track-table-cell table:cell-address="Sheet3.E12" table:formula="of:=[.E5]^2" office:value-type="float" office:value="0.00354817695414354"/>
          </table:previous>
        </table:cell-content-change>
        <table:cell-content-change table:id="ct187">
          <table:cell-address table:column="4" table:row="12" table:table="2"/>
          <office:change-info>
            <dc:creator> </dc:creator>
            <dc:date>2021-10-03T17:34:45.435692739</dc:date>
          </office:change-info>
          <table:previous table:id="ct179">
            <table:change-track-table-cell table:cell-address="Sheet3.E13" table:formula="of:=[.E6]^2" office:value-type="float" office:value="0.0171645774041502"/>
          </table:previous>
        </table:cell-content-change>
        <table:cell-content-change table:id="ct188">
          <table:cell-address table:column="4" table:row="13" table:table="2"/>
          <office:change-info>
            <dc:creator> </dc:creator>
            <dc:date>2021-10-03T17:34:45.435723260</dc:date>
          </office:change-info>
          <table:previous table:id="ct180">
            <table:change-track-table-cell table:cell-address="Sheet3.E14" table:formula="of:=[.E7]^2" office:value-type="float" office:value="0.0282190357878271"/>
          </table:previous>
        </table:cell-content-change>
        <table:cell-content-change table:id="ct189">
          <table:cell-address table:column="1" table:row="10" table:table="2"/>
          <office:change-info>
            <dc:creator> </dc:creator>
            <dc:date>2021-10-03T17:35:30.486733310</dc:date>
          </office:change-info>
          <table:previous>
            <table:change-track-table-cell/>
          </table:previous>
        </table:cell-content-change>
        <table:cell-content-change table:id="ct190">
          <table:cell-address table:column="2" table:row="9" table:table="2"/>
          <office:change-info>
            <dc:creator> </dc:creator>
            <dc:date>2021-10-03T17:38:02.227298448</dc:date>
          </office:change-info>
          <table:previous>
            <table:change-track-table-cell/>
          </table:previous>
        </table:cell-content-change>
      </table:tracked-changes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me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-2.13" calcext:value-type="float" table:number-columns-spanned="4" table:number-rows-spanned="1">
            <text:p>-2.13</text:p>
          </table:table-cell>
          <table:covered-table-cell table:number-columns-repeated="3"/>
          <table:table-cell table:style-name="ce3" office:value-type="float" office:value="-0.76" calcext:value-type="float" table:number-columns-spanned="4" table:number-rows-spanned="1">
            <text:p>-0.76</text:p>
          </table:table-cell>
          <table:covered-table-cell table:style-name="ce3"/>
          <table:covered-table-cell table:number-columns-repeated="2"/>
          <table:table-cell table:style-name="ce3" office:value-type="float" office:value="1.68" calcext:value-type="float" table:number-columns-spanned="4" table:number-rows-spanned="1">
            <text:p>1.68</text:p>
          </table:table-cell>
          <table:covered-table-cell table:number-columns-repeated="3"/>
          <table:table-cell table:style-name="ce3" office:value-type="float" office:value="2.25" calcext:value-type="float" table:number-columns-spanned="4" table:number-rows-spanned="1">
            <text:p>2.25</text:p>
          </table:table-cell>
          <table:covered-table-cell table:style-name="ce3"/>
          <table:covered-table-cell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8.92" calcext:value-type="float">
            <text:p>28.92</text:p>
          </table:table-cell>
          <table:table-cell table:formula="of:=2*PI()*[.B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D5]" office:value-type="float" office:value="0.0808407437348424" calcext:value-type="float">
            <text:p>0.0808407437348424</text:p>
          </table:table-cell>
          <table:table-cell office:value-type="float" office:value="24.825" calcext:value-type="float">
            <text:p>24.825</text:p>
          </table:table-cell>
          <table:table-cell table:formula="of:=2*PI()*[.F5]/18" office:value-type="float" office:value="8.66555973615185" calcext:value-type="float">
            <text:p>8.66555973615185</text:p>
          </table:table-cell>
          <table:table-cell office:value-type="float" office:value="21.82" calcext:value-type="float">
            <text:p>21.82</text:p>
          </table:table-cell>
          <table:table-cell table:formula="of:=1/[.H5]" office:value-type="float" office:value="0.0458295142071494" calcext:value-type="float">
            <text:p>0.0458295142071494</text:p>
          </table:table-cell>
          <table:table-cell office:value-type="float" office:value="25.41" calcext:value-type="float">
            <text:p>25.41</text:p>
          </table:table-cell>
          <table:table-cell table:formula="of:=2*PI()*[.J5]/18" office:value-type="float" office:value="8.86976325863518" calcext:value-type="float">
            <text:p>8.86976325863518</text:p>
          </table:table-cell>
          <table:table-cell office:value-type="float" office:value="22.25" calcext:value-type="float">
            <text:p>22.25</text:p>
          </table:table-cell>
          <table:table-cell table:formula="of:=1/[.L5]" office:value-type="float" office:value="0.0449438202247191" calcext:value-type="float">
            <text:p>0.0449438202247191</text:p>
          </table:table-cell>
          <table:table-cell office:value-type="float" office:value="28.92" calcext:value-type="float">
            <text:p>28.92</text:p>
          </table:table-cell>
          <table:table-cell table:formula="of:=2*PI()*[.N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P5]" office:value-type="float" office:value="0.0808407437348424" calcext:value-type="float">
            <text:p>0.080840743734842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2.09" calcext:value-type="float">
            <text:p>22.09</text:p>
          </table:table-cell>
          <table:table-cell table:formula="of:=2*PI()*[.B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D6]" office:value-type="float" office:value="0.0949667616334283" calcext:value-type="float">
            <text:p>0.0949667616334283</text:p>
          </table:table-cell>
          <table:table-cell office:value-type="float" office:value="29.0135" calcext:value-type="float">
            <text:p>29.0135</text:p>
          </table:table-cell>
          <table:table-cell table:formula="of:=2*PI()*[.F6]/18" office:value-type="float" office:value="10.1276220505475" calcext:value-type="float">
            <text:p>10.1276220505475</text:p>
          </table:table-cell>
          <table:table-cell office:value-type="float" office:value="22.32" calcext:value-type="float">
            <text:p>22.32</text:p>
          </table:table-cell>
          <table:table-cell table:formula="of:=1/[.H6]" office:value-type="float" office:value="0.0448028673835125" calcext:value-type="float">
            <text:p>0.0448028673835125</text:p>
          </table:table-cell>
          <table:table-cell office:value-type="float" office:value="21.97" calcext:value-type="float">
            <text:p>21.97</text:p>
          </table:table-cell>
          <table:table-cell table:formula="of:=2*PI()*[.J6]/18" office:value-type="float" office:value="7.66897673326308" calcext:value-type="float">
            <text:p>7.66897673326308</text:p>
          </table:table-cell>
          <table:table-cell office:value-type="float" office:value="20.66" calcext:value-type="float">
            <text:p>20.66</text:p>
          </table:table-cell>
          <table:table-cell table:formula="of:=1/[.L6]" office:value-type="float" office:value="0.0484027105517909" calcext:value-type="float">
            <text:p>0.0484027105517909</text:p>
          </table:table-cell>
          <table:table-cell office:value-type="float" office:value="22.09" calcext:value-type="float">
            <text:p>22.09</text:p>
          </table:table-cell>
          <table:table-cell table:formula="of:=2*PI()*[.N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P6]" office:value-type="float" office:value="0.0949667616334283" calcext:value-type="float">
            <text:p>0.094966761633428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.097" calcext:value-type="float">
            <text:p>24.097</text:p>
          </table:table-cell>
          <table:table-cell table:formula="of:=2*PI()*[.B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D7]" office:value-type="float" office:value="0.100908173562059" calcext:value-type="float">
            <text:p>0.100908173562059</text:p>
          </table:table-cell>
          <table:table-cell office:value-type="float" office:value="28.92" calcext:value-type="float">
            <text:p>28.92</text:p>
          </table:table-cell>
          <table:table-cell table:formula="of:=2*PI()*[.F7]/18" office:value-type="float" office:value="10.0949843935352" calcext:value-type="float">
            <text:p>10.0949843935352</text:p>
          </table:table-cell>
          <table:table-cell office:value-type="float" office:value="21.62" calcext:value-type="float">
            <text:p>21.62</text:p>
          </table:table-cell>
          <table:table-cell table:formula="of:=1/[.H7]" office:value-type="float" office:value="0.0462534690101758" calcext:value-type="float">
            <text:p>0.0462534690101758</text:p>
          </table:table-cell>
          <table:table-cell office:value-type="float" office:value="20.3" calcext:value-type="float">
            <text:p>20.3</text:p>
          </table:table-cell>
          <table:table-cell table:formula="of:=2*PI()*[.J7]/18" office:value-type="float" office:value="7.08603676309698" calcext:value-type="float">
            <text:p>7.08603676309698</text:p>
          </table:table-cell>
          <table:table-cell office:value-type="float" office:value="16.44" calcext:value-type="float">
            <text:p>16.44</text:p>
          </table:table-cell>
          <table:table-cell table:formula="of:=1/[.L7]" office:value-type="float" office:value="0.0608272506082725" calcext:value-type="float">
            <text:p>0.0608272506082725</text:p>
          </table:table-cell>
          <table:table-cell office:value-type="float" office:value="24.097" calcext:value-type="float">
            <text:p>24.097</text:p>
          </table:table-cell>
          <table:table-cell table:formula="of:=2*PI()*[.N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P7]" office:value-type="float" office:value="0.100908173562059" calcext:value-type="float">
            <text:p>0.10090817356205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9.935" calcext:value-type="float">
            <text:p>39.935</text:p>
          </table:table-cell>
          <table:table-cell table:formula="of:=2*PI()*[.B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D8]" office:value-type="float" office:value="0.0798722044728434" calcext:value-type="float">
            <text:p>0.0798722044728434</text:p>
          </table:table-cell>
          <table:table-cell office:value-type="float" office:value="23.35" calcext:value-type="float">
            <text:p>23.35</text:p>
          </table:table-cell>
          <table:table-cell table:formula="of:=2*PI()*[.F8]/18" office:value-type="float" office:value="8.15068760681352" calcext:value-type="float">
            <text:p>8.15068760681352</text:p>
          </table:table-cell>
          <table:table-cell office:value-type="float" office:value="17.66" calcext:value-type="float">
            <text:p>17.66</text:p>
          </table:table-cell>
          <table:table-cell table:formula="of:=1/[.H8]" office:value-type="float" office:value="0.0566251415628539" calcext:value-type="float">
            <text:p>0.0566251415628539</text:p>
          </table:table-cell>
          <table:table-cell office:value-type="float" office:value="32.559" calcext:value-type="float">
            <text:p>32.559</text:p>
          </table:table-cell>
          <table:table-cell table:formula="of:=2*PI()*[.J8]/18" office:value-type="float" office:value="11.3652350231367" calcext:value-type="float">
            <text:p>11.3652350231367</text:p>
          </table:table-cell>
          <table:table-cell office:value-type="float" office:value="25.06" calcext:value-type="float">
            <text:p>25.06</text:p>
          </table:table-cell>
          <table:table-cell table:formula="of:=1/[.L8]" office:value-type="float" office:value="0.0399042298483639" calcext:value-type="float">
            <text:p>0.0399042298483639</text:p>
          </table:table-cell>
          <table:table-cell office:value-type="float" office:value="39.935" calcext:value-type="float">
            <text:p>39.935</text:p>
          </table:table-cell>
          <table:table-cell table:formula="of:=2*PI()*[.N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P8]" office:value-type="float" office:value="0.0798722044728434" calcext:value-type="float">
            <text:p>0.079872204472843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.11" calcext:value-type="float">
            <text:p>19.11</text:p>
          </table:table-cell>
          <table:table-cell table:formula="of:=2*PI()*[.B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D9]" office:value-type="float" office:value="0.132802124833997" calcext:value-type="float">
            <text:p>0.132802124833997</text:p>
          </table:table-cell>
          <table:table-cell office:value-type="float" office:value="17.412" calcext:value-type="float">
            <text:p>17.412</text:p>
          </table:table-cell>
          <table:table-cell table:formula="of:=2*PI()*[.F9]/18" office:value-type="float" office:value="6.07793458714505" calcext:value-type="float">
            <text:p>6.07793458714505</text:p>
          </table:table-cell>
          <table:table-cell office:value-type="float" office:value="14.66" calcext:value-type="float">
            <text:p>14.66</text:p>
          </table:table-cell>
          <table:table-cell table:formula="of:=1/[.H9]" office:value-type="float" office:value="0.0682128240109141" calcext:value-type="float">
            <text:p>0.0682128240109141</text:p>
          </table:table-cell>
          <table:table-cell office:value-type="float" office:value="19.67" calcext:value-type="float">
            <text:p>19.67</text:p>
          </table:table-cell>
          <table:table-cell table:formula="of:=2*PI()*[.J9]/18" office:value-type="float" office:value="6.86612527734569" calcext:value-type="float">
            <text:p>6.86612527734569</text:p>
          </table:table-cell>
          <table:table-cell office:value-type="float" office:value="23.604" calcext:value-type="float">
            <text:p>23.604</text:p>
          </table:table-cell>
          <table:table-cell table:formula="of:=1/[.L9]" office:value-type="float" office:value="0.0423657007286901" calcext:value-type="float">
            <text:p>0.0423657007286901</text:p>
          </table:table-cell>
          <table:table-cell office:value-type="float" office:value="19.11" calcext:value-type="float">
            <text:p>19.11</text:p>
          </table:table-cell>
          <table:table-cell table:formula="of:=2*PI()*[.N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P9]" office:value-type="float" office:value="0.132802124833997" calcext:value-type="float">
            <text:p>0.132802124833997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mega</text:p>
          </table:table-cell>
          <table:table-cell office:value-type="string" calcext:value-type="string">
            <text:p>omeg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formula="of:=-[.E5]" office:value-type="float" office:value="-0.0808407437348424" calcext:value-type="float">
            <text:p>-0.0808407437348424</text:p>
          </table:table-cell>
          <table:table-cell table:formula="of:=1/[.C5]" office:value-type="float" office:value="0.0990590932107232" calcext:value-type="float">
            <text:p>0.0990590932107232</text:p>
          </table:table-cell>
          <table:table-cell table:style-name="Default"/>
          <table:table-cell/>
          <table:table-cell table:style-name="Default"/>
          <table:table-cell table:formula="of:=-[.I5]" office:value-type="float" office:value="-0.0458295142071494" calcext:value-type="float">
            <text:p>-0.0458295142071494</text:p>
          </table:table-cell>
          <table:table-cell table:formula="of:=1/[.G5]" office:value-type="float" office:value="0.115399354507719" calcext:value-type="float">
            <text:p>0.115399354507719</text:p>
          </table:table-cell>
          <table:table-cell/>
          <table:table-cell table:style-name="Default"/>
          <table:table-cell table:formula="of:=[.M5]" office:value-type="float" office:value="0.0449438202247191" calcext:value-type="float">
            <text:p>0.0449438202247191</text:p>
          </table:table-cell>
          <table:table-cell table:formula="of:=1/[.K5]" office:value-type="float" office:value="0.112742580702641" calcext:value-type="float">
            <text:p>0.112742580702641</text:p>
          </table:table-cell>
          <table:table-cell/>
          <table:table-cell table:style-name="Default"/>
          <table:table-cell table:formula="of:=[.Q5]" office:value-type="float" office:value="0.0808407437348424" calcext:value-type="float">
            <text:p>0.0808407437348424</text:p>
          </table:table-cell>
          <table:table-cell table:formula="of:=1/[.O5]" office:value-type="float" office:value="0.0990590932107232" calcext:value-type="float">
            <text:p>0.0990590932107232</text:p>
          </table:table-cell>
          <table:table-cell table:number-columns-repeated="1008"/>
        </table:table-row>
        <table:table-row table:style-name="ro1">
          <table:table-cell/>
          <table:table-cell table:formula="of:=-[.E6]" office:value-type="float" office:value="-0.0949667616334283" calcext:value-type="float">
            <text:p>-0.0949667616334283</text:p>
          </table:table-cell>
          <table:table-cell table:formula="of:=1/[.C6]" office:value-type="float" office:value="0.129687142401726" calcext:value-type="float">
            <text:p>0.129687142401726</text:p>
          </table:table-cell>
          <table:table-cell table:style-name="Default"/>
          <table:table-cell/>
          <table:table-cell table:style-name="Default"/>
          <table:table-cell table:formula="of:=-[.I6]" office:value-type="float" office:value="-0.0448028673835125" calcext:value-type="float">
            <text:p>-0.0448028673835125</text:p>
          </table:table-cell>
          <table:table-cell table:formula="of:=1/[.G6]" office:value-type="float" office:value="0.0987398616386894" calcext:value-type="float">
            <text:p>0.0987398616386894</text:p>
          </table:table-cell>
          <table:table-cell/>
          <table:table-cell table:style-name="Default"/>
          <table:table-cell table:formula="of:=[.M6]" office:value-type="float" office:value="0.0484027105517909" calcext:value-type="float">
            <text:p>0.0484027105517909</text:p>
          </table:table-cell>
          <table:table-cell table:formula="of:=1/[.K6]" office:value-type="float" office:value="0.130395492747115" calcext:value-type="float">
            <text:p>0.130395492747115</text:p>
          </table:table-cell>
          <table:table-cell/>
          <table:table-cell table:style-name="Default"/>
          <table:table-cell table:formula="of:=[.Q6]" office:value-type="float" office:value="0.0949667616334283" calcext:value-type="float">
            <text:p>0.0949667616334283</text:p>
          </table:table-cell>
          <table:table-cell table:formula="of:=1/[.O6]" office:value-type="float" office:value="0.129687142401726" calcext:value-type="float">
            <text:p>0.129687142401726</text:p>
          </table:table-cell>
          <table:table-cell table:number-columns-repeated="1008"/>
        </table:table-row>
        <table:table-row table:style-name="ro1">
          <table:table-cell/>
          <table:table-cell table:formula="of:=-[.E7]" office:value-type="float" office:value="-0.100908173562059" calcext:value-type="float">
            <text:p>-0.100908173562059</text:p>
          </table:table-cell>
          <table:table-cell table:formula="of:=1/[.C7]" office:value-type="float" office:value="0.118885710904018" calcext:value-type="float">
            <text:p>0.118885710904018</text:p>
          </table:table-cell>
          <table:table-cell table:style-name="Default"/>
          <table:table-cell/>
          <table:table-cell table:style-name="Default"/>
          <table:table-cell table:formula="of:=-[.I7]" office:value-type="float" office:value="-0.0462534690101758" calcext:value-type="float">
            <text:p>-0.0462534690101758</text:p>
          </table:table-cell>
          <table:table-cell table:formula="of:=1/[.G7]" office:value-type="float" office:value="0.0990590932107232" calcext:value-type="float">
            <text:p>0.0990590932107232</text:p>
          </table:table-cell>
          <table:table-cell/>
          <table:table-cell table:style-name="Default"/>
          <table:table-cell table:formula="of:=[.M7]" office:value-type="float" office:value="0.0608272506082725" calcext:value-type="float">
            <text:p>0.0608272506082725</text:p>
          </table:table-cell>
          <table:table-cell table:formula="of:=1/[.K7]" office:value-type="float" office:value="0.141122609638134" calcext:value-type="float">
            <text:p>0.141122609638134</text:p>
          </table:table-cell>
          <table:table-cell/>
          <table:table-cell table:style-name="Default"/>
          <table:table-cell table:formula="of:=[.Q7]" office:value-type="float" office:value="0.100908173562059" calcext:value-type="float">
            <text:p>0.100908173562059</text:p>
          </table:table-cell>
          <table:table-cell table:formula="of:=1/[.O7]" office:value-type="float" office:value="0.118885710904018" calcext:value-type="float">
            <text:p>0.118885710904018</text:p>
          </table:table-cell>
          <table:table-cell table:number-columns-repeated="1008"/>
        </table:table-row>
        <table:table-row table:style-name="ro1">
          <table:table-cell/>
          <table:table-cell table:formula="of:=-[.E8]" office:value-type="float" office:value="-0.0798722044728434" calcext:value-type="float">
            <text:p>-0.0798722044728434</text:p>
          </table:table-cell>
          <table:table-cell table:formula="of:=1/[.C8]" office:value-type="float" office:value="0.0717362958721451" calcext:value-type="float">
            <text:p>0.0717362958721451</text:p>
          </table:table-cell>
          <table:table-cell table:style-name="Default"/>
          <table:table-cell/>
          <table:table-cell table:style-name="Default"/>
          <table:table-cell table:formula="of:=-[.I8]" office:value-type="float" office:value="-0.0566251415628539" calcext:value-type="float">
            <text:p>-0.0566251415628539</text:p>
          </table:table-cell>
          <table:table-cell table:formula="of:=1/[.G8]" office:value-type="float" office:value="0.122689035359919" calcext:value-type="float">
            <text:p>0.122689035359919</text:p>
          </table:table-cell>
          <table:table-cell/>
          <table:table-cell table:style-name="Default"/>
          <table:table-cell table:formula="of:=[.M8]" office:value-type="float" office:value="0.0399042298483639" calcext:value-type="float">
            <text:p>0.0399042298483639</text:p>
          </table:table-cell>
          <table:table-cell table:formula="of:=1/[.K8]" office:value-type="float" office:value="0.0879876217222309" calcext:value-type="float">
            <text:p>0.0879876217222309</text:p>
          </table:table-cell>
          <table:table-cell/>
          <table:table-cell table:style-name="Default"/>
          <table:table-cell table:formula="of:=[.Q8]" office:value-type="float" office:value="0.0798722044728434" calcext:value-type="float">
            <text:p>0.0798722044728434</text:p>
          </table:table-cell>
          <table:table-cell table:formula="of:=1/[.O8]" office:value-type="float" office:value="0.0717362958721451" calcext:value-type="float">
            <text:p>0.0717362958721451</text:p>
          </table:table-cell>
          <table:table-cell table:number-columns-repeated="1008"/>
        </table:table-row>
        <table:table-row table:style-name="ro1">
          <table:table-cell/>
          <table:table-cell table:formula="of:=-[.E9]" office:value-type="float" office:value="-0.132802124833997" calcext:value-type="float">
            <text:p>-0.132802124833997</text:p>
          </table:table-cell>
          <table:table-cell table:formula="of:=1/[.C9]" office:value-type="float" office:value="0.149910464450765" calcext:value-type="float">
            <text:p>0.149910464450765</text:p>
          </table:table-cell>
          <table:table-cell table:style-name="Default"/>
          <table:table-cell/>
          <table:table-cell table:style-name="Default"/>
          <table:table-cell table:formula="of:=-[.I9]" office:value-type="float" office:value="-0.0682128240109141" calcext:value-type="float">
            <text:p>-0.0682128240109141</text:p>
          </table:table-cell>
          <table:table-cell table:formula="of:=1/[.G9]" office:value-type="float" office:value="0.164529575904785" calcext:value-type="float">
            <text:p>0.164529575904785</text:p>
          </table:table-cell>
          <table:table-cell/>
          <table:table-cell table:style-name="Default"/>
          <table:table-cell table:formula="of:=[.M9]" office:value-type="float" office:value="0.0423657007286901" calcext:value-type="float">
            <text:p>0.0423657007286901</text:p>
          </table:table-cell>
          <table:table-cell table:formula="of:=1/[.K9]" office:value-type="float" office:value="0.145642550872095" calcext:value-type="float">
            <text:p>0.145642550872095</text:p>
          </table:table-cell>
          <table:table-cell/>
          <table:table-cell table:style-name="Default"/>
          <table:table-cell table:formula="of:=[.Q9]" office:value-type="float" office:value="0.132802124833997" calcext:value-type="float">
            <text:p>0.132802124833997</text:p>
          </table:table-cell>
          <table:table-cell table:formula="of:=1/[.O9]" office:value-type="float" office:value="0.149910464450765" calcext:value-type="float">
            <text:p>0.149910464450765</text:p>
          </table:table-cell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1008"/>
        </table:table-row>
        <table:table-row table:style-name="ro1" table:number-rows-repeated="2">
          <table:table-cell table:number-columns-repeated="6"/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formula="of:=COVAR([.C15:.C19];[.B15:.B19])/VAR([.C15:.C19])" office:value-type="float" office:value="-0.501856026688527" calcext:value-type="float">
            <text:p>-0.501856026688527</text:p>
          </table:table-cell>
          <table:table-cell table:formula="of:=AVERAGE([.B15:.B19])-(AVERAGE([.C15:.C19])*[.B25])" office:value-type="float" office:value="-0.0407388116688755" calcext:value-type="float">
            <text:p>-0.0407388116688755</text:p>
          </table:table-cell>
          <table:table-cell table:number-columns-repeated="3"/>
          <table:table-cell table:formula="of:=COVAR([.H15:.H19];[.G15:.G19])/VAR([.H15:.H19])" office:value-type="float" office:value="-0.285614615089341" calcext:value-type="float">
            <text:p>-0.285614615089341</text:p>
          </table:table-cell>
          <table:table-cell table:formula="of:=AVERAGE([.G15:.G19])-(AVERAGE([.H15:.H19])*[.G25])" office:value-type="float" office:value="-0.0180471936996146" calcext:value-type="float">
            <text:p>-0.0180471936996146</text:p>
          </table:table-cell>
          <table:table-cell/>
          <table:table-cell table:style-name="Default"/>
          <table:table-cell table:formula="of:=COVAR([.L15:.L19];[.K15:.K19])/VAR([.L15:.L19])" office:value-type="float" office:value="0.152694632553066" calcext:value-type="float">
            <text:p>0.152694632553066</text:p>
          </table:table-cell>
          <table:table-cell table:formula="of:=AVERAGE([.K15:.K19])-(AVERAGE([.L15:.L19])*[.K25])" office:value-type="float" office:value="0.0284190189591082" calcext:value-type="float">
            <text:p>0.0284190189591082</text:p>
          </table:table-cell>
          <table:table-cell/>
          <table:table-cell table:style-name="Default"/>
          <table:table-cell table:formula="of:=COVAR([.P15:.P19];[.O15:.O19])/VAR([.P15:.P19])" office:value-type="float" office:value="0.501856026688527" calcext:value-type="float">
            <text:p>0.501856026688527</text:p>
          </table:table-cell>
          <table:table-cell table:formula="of:=AVERAGE([.O15:.O19])-(AVERAGE([.P15:.P19])*[.O25])" office:value-type="float" office:value="0.0407388116688755" calcext:value-type="float">
            <text:p>0.0407388116688755</text:p>
          </table:table-cell>
          <table:table-cell table:number-columns-repeated="1008"/>
        </table:table-row>
        <table:table-row table:style-name="ro1">
          <table:table-cell/>
          <table:table-cell table:formula="of:=[.B42]/(SQRT((COUNTA([.B36:.B40])-1)*VAR([.C15:.C19])))" office:value-type="float" office:value="0.216867992827538" calcext:value-type="float">
            <text:p>0.216867992827538</text:p>
          </table:table-cell>
          <table:table-cell table:formula="of:=[.B26]*SQRT(AVERAGE([.C36:.C40]))" office:value-type="float" office:value="0.0253623412760881" calcext:value-type="float">
            <text:p>0.0253623412760881</text:p>
          </table:table-cell>
          <table:table-cell table:number-columns-repeated="3"/>
          <table:table-cell table:formula="of:=[.G42]/(SQRT((COUNTA([.G36:.G40])-1)*VAR([.H15:.H19])))" office:value-type="float" office:value="0.0595665758134837" calcext:value-type="float">
            <text:p>0.0595665758134837</text:p>
          </table:table-cell>
          <table:table-cell table:formula="of:=[.G26]*SQRT(AVERAGE([.H36:.H40]))" office:value-type="float" office:value="0.00729547609058377" calcext:value-type="float">
            <text:p>0.00729547609058377</text:p>
          </table:table-cell>
          <table:table-cell table:number-columns-repeated="2"/>
          <table:table-cell table:formula="of:=[.K42]/(SQRT((COUNTA([.K36:.K40])-1)*VAR([.L15:.L19])))" office:value-type="float" office:value="0.131013653502794" calcext:value-type="float">
            <text:p>0.131013653502794</text:p>
          </table:table-cell>
          <table:table-cell table:formula="of:=[.K26]*SQRT(AVERAGE([.L36:.L40]))" office:value-type="float" office:value="0.01642464403712" calcext:value-type="float">
            <text:p>0.01642464403712</text:p>
          </table:table-cell>
          <table:table-cell table:number-columns-repeated="2"/>
          <table:table-cell table:formula="of:=[.O42]/(SQRT((COUNTA([.O36:.O40])-1)*VAR([.P15:.P19])))" office:value-type="float" office:value="0.167985224909297" calcext:value-type="float">
            <text:p>0.167985224909297</text:p>
          </table:table-cell>
          <table:table-cell table:formula="of:=[.O26]*SQRT(AVERAGE([.P36:.P40]))" office:value-type="float" office:value="0.0196455850766236" calcext:value-type="float">
            <text:p>0.0196455850766236</text:p>
          </table:table-cell>
          <table:table-cell table:number-columns-repeated="100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formula="of:=([.B15]-([.$B$25]*[.C15])-[.$C$25])^2" office:value-type="float" office:value="0.0000923803720952277" calcext:value-type="float">
            <text:p>9.23803720952277E-05</text:p>
          </table:table-cell>
          <table:table-cell table:formula="of:=[.C15]^2" office:value-type="float" office:value="0.00981270394773075" calcext:value-type="float">
            <text:p>0.00981270394773075</text:p>
          </table:table-cell>
          <table:table-cell table:number-columns-repeated="3"/>
          <table:table-cell table:formula="of:=([.G15]-([.$G$25]*[.H15])-[.$H$25])^2" office:value-type="float" office:value="0.0000268056955812548" calcext:value-type="float">
            <text:p>2.68056955812548E-05</text:p>
          </table:table-cell>
          <table:table-cell table:formula="of:=[.H15]^2" office:value-type="float" office:value="0.0133170110207981" calcext:value-type="float">
            <text:p>0.0133170110207981</text:p>
          </table:table-cell>
          <table:table-cell table:number-columns-repeated="2"/>
          <table:table-cell table:formula="of:=([.K15]-([.$K$25]*[.L15])-[.$L$25])^2" office:value-type="float" office:value="0.00000047663237039104" calcext:value-type="float">
            <text:p>4.76632370391042E-07</text:p>
          </table:table-cell>
          <table:table-cell table:formula="of:=[.L15]^2" office:value-type="float" office:value="0.0127108895034916" calcext:value-type="float">
            <text:p>0.0127108895034916</text:p>
          </table:table-cell>
          <table:table-cell table:number-columns-repeated="2"/>
          <table:table-cell table:formula="of:=([.O15]-([.$O$25]*[.P15])-[.$P$25])^2" office:value-type="float" office:value="0.0000923803720952277" calcext:value-type="float">
            <text:p>9.23803720952277E-05</text:p>
          </table:table-cell>
          <table:table-cell table:formula="of:=[.P15]^2" office:value-type="float" office:value="0.00981270394773075" calcext:value-type="float">
            <text:p>0.00981270394773075</text:p>
          </table:table-cell>
          <table:table-cell table:number-columns-repeated="1008"/>
        </table:table-row>
        <table:table-row table:style-name="ro1">
          <table:table-cell/>
          <table:table-cell table:formula="of:=([.B16]-([.$B$25]*[.C16])-[.$C$25])^2" office:value-type="float" office:value="0.000117859771526134" calcext:value-type="float">
            <text:p>0.000117859771526134</text:p>
          </table:table-cell>
          <table:table-cell table:formula="of:=[.C16]^2" office:value-type="float" office:value="0.0168187549043254" calcext:value-type="float">
            <text:p>0.0168187549043254</text:p>
          </table:table-cell>
          <table:table-cell table:number-columns-repeated="3"/>
          <table:table-cell table:formula="of:=([.G16]-([.$G$25]*[.H16])-[.$H$25])^2" office:value-type="float" office:value="0.00000209055131159922" calcext:value-type="float">
            <text:p>2.09055131159922E-06</text:p>
          </table:table-cell>
          <table:table-cell table:formula="of:=[.H16]^2" office:value-type="float" office:value="0.00974956027642754" calcext:value-type="float">
            <text:p>0.00974956027642754</text:p>
          </table:table-cell>
          <table:table-cell table:number-columns-repeated="2"/>
          <table:table-cell table:formula="of:=([.K16]-([.$K$25]*[.L16])-[.$L$25])^2" office:value-type="float" office:value="0.00000000532896219863" calcext:value-type="float">
            <text:p>5.32896219862539E-09</text:p>
          </table:table-cell>
          <table:table-cell table:formula="of:=[.L16]^2" office:value-type="float" office:value="0.0170029845287629" calcext:value-type="float">
            <text:p>0.0170029845287629</text:p>
          </table:table-cell>
          <table:table-cell table:number-columns-repeated="2"/>
          <table:table-cell table:formula="of:=([.O16]-([.$O$25]*[.P16])-[.$P$25])^2" office:value-type="float" office:value="0.000117859771526134" calcext:value-type="float">
            <text:p>0.000117859771526134</text:p>
          </table:table-cell>
          <table:table-cell table:formula="of:=[.P16]^2" office:value-type="float" office:value="0.0168187549043254" calcext:value-type="float">
            <text:p>0.0168187549043254</text:p>
          </table:table-cell>
          <table:table-cell table:number-columns-repeated="1008"/>
        </table:table-row>
        <table:table-row table:style-name="ro1">
          <table:table-cell/>
          <table:table-cell table:formula="of:=([.B17]-([.$B$25]*[.C17])-[.$C$25])^2" office:value-type="float" office:value="0.00000025588562760323" calcext:value-type="float">
            <text:p>2.55885627603224E-07</text:p>
          </table:table-cell>
          <table:table-cell table:formula="of:=[.C17]^2" office:value-type="float" office:value="0.0141338122571537" calcext:value-type="float">
            <text:p>0.0141338122571537</text:p>
          </table:table-cell>
          <table:table-cell table:number-columns-repeated="3"/>
          <table:table-cell table:formula="of:=([.G17]-([.$G$25]*[.H17])-[.$H$25])^2" office:value-type="float" office:value="0.00000000747351050342" calcext:value-type="float">
            <text:p>7.473510503416E-09</text:p>
          </table:table-cell>
          <table:table-cell table:formula="of:=[.H17]^2" office:value-type="float" office:value="0.00981270394773075" calcext:value-type="float">
            <text:p>0.00981270394773075</text:p>
          </table:table-cell>
          <table:table-cell table:number-columns-repeated="2"/>
          <table:table-cell table:formula="of:=([.K17]-([.$K$25]*[.L17])-[.$L$25])^2" office:value-type="float" office:value="0.000117930187294536" calcext:value-type="float">
            <text:p>0.000117930187294536</text:p>
          </table:table-cell>
          <table:table-cell table:formula="of:=[.L17]^2" office:value-type="float" office:value="0.0199155909510771" calcext:value-type="float">
            <text:p>0.0199155909510771</text:p>
          </table:table-cell>
          <table:table-cell table:number-columns-repeated="2"/>
          <table:table-cell table:formula="of:=([.O17]-([.$O$25]*[.P17])-[.$P$25])^2" office:value-type="float" office:value="0.00000025588562760323" calcext:value-type="float">
            <text:p>2.55885627603224E-07</text:p>
          </table:table-cell>
          <table:table-cell table:formula="of:=[.P17]^2" office:value-type="float" office:value="0.0141338122571537" calcext:value-type="float">
            <text:p>0.0141338122571537</text:p>
          </table:table-cell>
          <table:table-cell table:number-columns-repeated="1008"/>
        </table:table-row>
        <table:table-row table:style-name="ro1">
          <table:table-cell/>
          <table:table-cell table:formula="of:=([.B18]-([.$B$25]*[.C18])-[.$C$25])^2" office:value-type="float" office:value="0.00000981005284189151" calcext:value-type="float">
            <text:p>9.81005284189151E-06</text:p>
          </table:table-cell>
          <table:table-cell table:formula="of:=[.C18]^2" office:value-type="float" office:value="0.00514609614545595" calcext:value-type="float">
            <text:p>0.00514609614545595</text:p>
          </table:table-cell>
          <table:table-cell table:number-columns-repeated="3"/>
          <table:table-cell table:formula="of:=([.G18]-([.$G$25]*[.H18])-[.$H$25])^2" office:value-type="float" office:value="0.0000125044717705073" calcext:value-type="float">
            <text:p>1.25044717705073E-05</text:p>
          </table:table-cell>
          <table:table-cell table:formula="of:=[.H18]^2" office:value-type="float" office:value="0.0150525993975475" calcext:value-type="float">
            <text:p>0.0150525993975475</text:p>
          </table:table-cell>
          <table:table-cell table:number-columns-repeated="2"/>
          <table:table-cell table:formula="of:=([.K18]-([.$K$25]*[.L18])-[.$L$25])^2" office:value-type="float" office:value="0.00000380260404818181" calcext:value-type="float">
            <text:p>3.80260404818181E-06</text:p>
          </table:table-cell>
          <table:table-cell table:formula="of:=[.L18]^2" office:value-type="float" office:value="0.0077418215763344" calcext:value-type="float">
            <text:p>0.0077418215763344</text:p>
          </table:table-cell>
          <table:table-cell table:number-columns-repeated="2"/>
          <table:table-cell table:formula="of:=([.O18]-([.$O$25]*[.P18])-[.$P$25])^2" office:value-type="float" office:value="0.00000981005284189151" calcext:value-type="float">
            <text:p>9.81005284189151E-06</text:p>
          </table:table-cell>
          <table:table-cell table:formula="of:=[.P18]^2" office:value-type="float" office:value="0.00514609614545595" calcext:value-type="float">
            <text:p>0.00514609614545595</text:p>
          </table:table-cell>
          <table:table-cell table:number-columns-repeated="1008"/>
        </table:table-row>
        <table:table-row table:style-name="ro1">
          <table:table-cell/>
          <table:table-cell table:formula="of:=([.B19]-([.$B$25]*[.C19])-[.$C$25])^2" office:value-type="float" office:value="0.000283243619337086" calcext:value-type="float">
            <text:p>0.000283243619337086</text:p>
          </table:table-cell>
          <table:table-cell table:formula="of:=[.C19]^2" office:value-type="float" office:value="0.022473147351844" calcext:value-type="float">
            <text:p>0.022473147351844</text:p>
          </table:table-cell>
          <table:table-cell table:number-columns-repeated="3"/>
          <table:table-cell table:formula="of:=([.G19]-([.$G$25]*[.H19])-[.$H$25])^2" office:value-type="float" office:value="0.0000100716025168627" calcext:value-type="float">
            <text:p>1.00716025168627E-05</text:p>
          </table:table-cell>
          <table:table-cell table:formula="of:=[.H19]^2" office:value-type="float" office:value="0.0270699813474084" calcext:value-type="float">
            <text:p>0.0270699813474084</text:p>
          </table:table-cell>
          <table:table-cell table:number-columns-repeated="2"/>
          <table:table-cell table:formula="of:=([.K19]-([.$K$25]*[.L19])-[.$L$25])^2" office:value-type="float" office:value="0.0000687598182901409" calcext:value-type="float">
            <text:p>6.87598182901409E-05</text:p>
          </table:table-cell>
          <table:table-cell table:formula="of:=[.L19]^2" office:value-type="float" office:value="0.0212117526245309" calcext:value-type="float">
            <text:p>0.0212117526245309</text:p>
          </table:table-cell>
          <table:table-cell table:number-columns-repeated="2"/>
          <table:table-cell table:formula="of:=([.O19]-([.$O$25]*[.P19])-[.$P$25])^2" office:value-type="float" office:value="0.000283243619337086" calcext:value-type="float">
            <text:p>0.000283243619337086</text:p>
          </table:table-cell>
          <table:table-cell table:formula="of:=[.P19]^2" office:value-type="float" office:value="0.022473147351844" calcext:value-type="float">
            <text:p>0.02247314735184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QRT(SUM([.B36:.B40])/(COUNTA([.B36:.B40])-2))" office:value-type="float" office:value="0.0129556898880755" calcext:value-type="float">
            <text:p>0.0129556898880755</text:p>
          </table:table-cell>
          <table:table-cell table:number-columns-repeated="4"/>
          <table:table-cell table:formula="of:=SQRT(SUM([.G36:.G40])/(COUNTA([.G36:.G40])))" office:value-type="float" office:value="0.00320873167125977" calcext:value-type="float">
            <text:p>0.00320873167125977</text:p>
          </table:table-cell>
          <table:table-cell table:number-columns-repeated="3"/>
          <table:table-cell table:formula="of:=SQRT(SUM([.K36:.K40])/(COUNTA([.K36:.K40])))" office:value-type="float" office:value="0.00618020341033284" calcext:value-type="float">
            <text:p>0.00618020341033284</text:p>
          </table:table-cell>
          <table:table-cell table:number-columns-repeated="3"/>
          <table:table-cell table:formula="of:=SQRT(SUM([.O36:.O40])/(COUNTA([.O36:.O40])))" office:value-type="float" office:value="0.0100354342350288" calcext:value-type="float">
            <text:p>0.0100354342350288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0.4984" calcext:value-type="float">
            <text:p>0.4984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/>
          <table:table-cell office:value-type="float" office:value="0.9961" calcext:value-type="float">
            <text:p>0.9961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/>
          <table:table-cell office:value-type="float" office:value="0.1493" calcext:value-type="float">
            <text:p>0.1493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/>
          <table:table-cell office:value-type="float" office:value="0.19907" calcext:value-type="float">
            <text:p>0.19907</text:p>
          </table:table-cell>
          <table:table-cell office:value-type="float" office:value="3.368" calcext:value-type="float">
            <text:p>3.368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float" office:value="-2.13" calcext:value-type="float">
            <text:p>-2.13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-0.501856026688527" calcext:value-type="float">
            <text:p>-0.501856026688527</text:p>
          </table:table-cell>
          <table:table-cell office:value-type="float" office:value="0.216867992827538" calcext:value-type="float">
            <text:p>0.216867992827538</text:p>
          </table:table-cell>
        </table:table-row>
        <table:table-row table:style-name="ro1">
          <table:table-cell/>
          <table:table-cell table:style-name="Default" office:value-type="float" office:value="-0.76" calcext:value-type="float">
            <text:p>-0.76</text:p>
          </table:table-cell>
          <table:table-cell table:style-name="Default" office:value-type="float" office:value="-0.005" calcext:value-type="float">
            <text:p>-0.005</text:p>
          </table:table-cell>
          <table:table-cell office:value-type="float" office:value="-0.285614615089341" calcext:value-type="float">
            <text:p>-0.285614615089341</text:p>
          </table:table-cell>
          <table:table-cell office:value-type="float" office:value="0.059566575813484" calcext:value-type="float">
            <text:p>0.059566575813484</text:p>
          </table:table-cell>
        </table:table-row>
        <table:table-row table:style-name="ro1">
          <table:table-cell/>
          <table:table-cell table:style-name="Default" office:value-type="float" office:value="1.68" calcext:value-type="float">
            <text:p>1.68</text:p>
          </table:table-cell>
          <table:table-cell table:style-name="Default" office:value-type="float" office:value="-0.005" calcext:value-type="float">
            <text:p>-0.005</text:p>
          </table:table-cell>
          <table:table-cell office:value-type="float" office:value="0.152694632553066" calcext:value-type="float">
            <text:p>0.152694632553066</text:p>
          </table:table-cell>
          <table:table-cell office:value-type="float" office:value="0.131013653502794" calcext:value-type="float">
            <text:p>0.131013653502794</text:p>
          </table:table-cell>
        </table:table-row>
        <table:table-row table:style-name="ro1">
          <table:table-cell/>
          <table:table-cell table:style-name="Default" office:value-type="float" office:value="2.25" calcext:value-type="float">
            <text:p>2.25</text:p>
          </table:table-cell>
          <table:table-cell table:style-name="Default" office:value-type="float" office:value="-0.005" calcext:value-type="float">
            <text:p>-0.005</text:p>
          </table:table-cell>
          <table:table-cell office:value-type="float" office:value="0.501856026688527" calcext:value-type="float">
            <text:p>0.501856026688527</text:p>
          </table:table-cell>
          <table:table-cell office:value-type="float" office:value="0.167985224909297" calcext:value-type="float">
            <text:p>0.167985224909297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formula="of:=COVAR([.B4:.B7];[.D4:.D7])/VAR([.B4:.B7])" office:value-type="float" office:value="0.159455731941564" calcext:value-type="float">
            <text:p>0.159455731941564</text:p>
          </table:table-cell>
          <table:table-cell table:style-name="Default" table:formula="of:=AVERAGE([.D4:.D7])-(AVERAGE([.B4:.B7])*[.B10])" office:value-type="float" office:value="-0.0746884859388755" calcext:value-type="float">
            <text:p>-0.0746884859388755</text:p>
          </table:table-cell>
          <table:table-cell table:number-columns-repeated="2"/>
        </table:table-row>
        <table:table-row table:style-name="ro1">
          <table:table-cell/>
          <table:table-cell table:style-name="Default" table:formula="of:=SQRT(1/(SUM([.E11:.E14])*VAR([.B4:.B7])))" office:value-type="float" office:value="0.0243714347627217" calcext:value-type="float">
            <text:p>0.0243714347627217</text:p>
          </table:table-cell>
          <table:table-cell table:style-name="Default"/>
          <table:table-cell/>
          <table:table-cell table:formula="of:=1/[.E4]^2" office:value-type="float" office:value="21.2622431365576" calcext:value-type="float">
            <text:p>21.262243136557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1/[.E5]^2" office:value-type="float" office:value="281.834872646982" calcext:value-type="float">
            <text:p>281.834872646982</text:p>
          </table:table-cell>
        </table:table-row>
        <table:table-row table:style-name="ro1">
          <table:table-cell table:number-columns-repeated="4"/>
          <table:table-cell table:formula="of:=1/[.E6]^2" office:value-type="float" office:value="58.2595176364909" calcext:value-type="float">
            <text:p>58.2595176364909</text:p>
          </table:table-cell>
        </table:table-row>
        <table:table-row table:style-name="ro1">
          <table:table-cell table:number-columns-repeated="4"/>
          <table:table-cell table:formula="of:=1/[.E7]^2" office:value-type="float" office:value="35.4370718942627" calcext:value-type="float">
            <text:p>35.4370718942627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H13M37S</meta:editing-duration>
    <meta:editing-cycles>6</meta:editing-cycles>
    <meta:generator>LibreOffice/7.2.1.2$Linux_X86_64 LibreOffice_project/20$Build-2</meta:generator>
    <meta:creation-date>2021-10-03T12:54:05.356000000</meta:creation-date>
    <dc:date>2021-10-03T19:52:57.561492414</dc:date>
    <meta:document-statistic meta:table-count="3" meta:cell-count="224" meta:object-count="0"/>
  </office:meta>
</office:document-meta>
</file>